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Consolas" svg:font-family="Consolas"/>
    <style:font-face style:name="DejaVu Sans" svg:font-family="'DejaVu Sans'" style:font-family-generic="system" style:font-pitch="variable"/>
    <style:font-face style:name="Droid Sans Mono" svg:font-family="'Droid Sans Mono', monospace, monospace"/>
  </office:font-face-decls>
  <office:automatic-styles>
    <style:style style:name="P1" style:family="paragraph" style:parent-style-name="Standard">
      <style:paragraph-properties fo:line-height="135%" fo:text-align="start" style:justify-single-word="false"/>
    </style:style>
    <style:style style:name="P2" style:family="paragraph" style:parent-style-name="Standard">
      <style:paragraph-properties fo:line-height="13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3" style:family="paragraph" style:parent-style-name="Standard">
      <style:paragraph-properties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4" style:family="paragraph" style:parent-style-name="Standard">
      <style:paragraph-properties fo:line-height="13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line-height="135%" fo:text-align="start" style:justify-single-word="false"/>
      <style:text-properties fo:color="#f8f8f2" loext:opacity="100%" style:font-name="Consolas" fo:font-size="9pt" fo:font-weight="normal" fo:background-color="#282a36" style:font-name-asian="Consolas" style:font-name-complex="Consolas"/>
    </style:style>
    <style:style style:name="P6" style:family="paragraph" style:parent-style-name="Standard">
      <style:paragraph-properties fo:line-height="135%" fo:text-align="start" style:justify-single-word="false"/>
      <style:text-properties fo:color="#6272a4" loext:opacity="100%" style:font-name="Consolas" fo:font-size="9pt" fo:font-weight="normal" fo:background-color="#282a36" style:font-name-asian="Consolas" style:font-name-complex="Consolas"/>
    </style:style>
    <style:style style:name="P7" style:family="paragraph" style:parent-style-name="Standard">
      <style:paragraph-properties fo:line-height="115%" fo:text-align="start" style:justify-single-word="false"/>
    </style:style>
    <style:style style:name="P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fo:line-height="115%" fo:text-align="start" style:justify-single-word="false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fo:line-height="135%" fo:text-align="start" style:justify-single-word="false"/>
      <style:text-properties fo:color="#cccccc" loext:opacity="100%" style:font-name="Droid Sans Mono" fo:font-size="10.5pt" fo:font-weight="normal" fo:background-color="#1f1f1f" style:font-name-asian="Arial" style:font-name-complex="Arial"/>
    </style:style>
    <style:style style:name="P1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fo:line-height="115%" fo:text-align="start" style:justify-single-word="false"/>
      <style:text-properties fo:color="#6a9955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fo:margin-top="0cm" fo:margin-bottom="0.499cm" style:contextual-spacing="false" style:line-height-at-least="0.503cm"/>
    </style:style>
    <style:style style:name="P15" style:family="paragraph" style:parent-style-name="Standard">
      <style:paragraph-properties style:line-height-at-least="0.503cm"/>
      <style:text-properties fo:color="#9cdcfe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T1" style:family="text">
      <style:text-properties style:use-window-font-color="true" loext:opacity="0%" style:font-name="Arial" fo:font-size="11pt" fo:font-weight="normal" fo:background-color="transparent" loext:char-shading-value="0" style:font-name-asian="Arial" style:font-name-complex="Arial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fo:color="#0000ff" loext:opacity="100%" style:font-name="Arial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4" style:family="text">
      <style:text-properties fo:color="#ff79c6" loext:opacity="100%" style:font-name="Consolas" fo:font-size="9pt" fo:font-weight="normal" fo:background-color="#282a36" loext:char-shading-value="0" style:font-name-asian="Consolas" style:font-name-complex="Consolas"/>
    </style:style>
    <style:style style:name="T5" style:family="text">
      <style:text-properties fo:color="#ff79c6" loext:opacity="100%" style:font-name="Consolas" fo:font-size="9pt" fo:font-weight="bold" fo:background-color="#282a36" loext:char-shading-value="0" style:font-name-asian="Consolas" style:font-name-complex="Consolas"/>
    </style:style>
    <style:style style:name="T6" style:family="text">
      <style:text-properties fo:color="#f8f8f2" loext:opacity="100%" style:font-name="Consolas" fo:font-size="9pt" fo:font-weight="normal" fo:background-color="#282a36" loext:char-shading-value="0" style:font-name-asian="Consolas" style:font-name-complex="Consolas"/>
    </style:style>
    <style:style style:name="T7" style:family="text">
      <style:text-properties fo:color="#50fa7b" loext:opacity="100%" style:font-name="Consolas" fo:font-size="9pt" fo:font-weight="normal" fo:background-color="#282a36" loext:char-shading-value="0" style:font-name-asian="Consolas" style:font-name-complex="Consolas"/>
    </style:style>
    <style:style style:name="T8" style:family="text">
      <style:text-properties fo:color="#e9f284" loext:opacity="100%" style:font-name="Consolas" fo:font-size="9pt" fo:font-weight="normal" fo:background-color="#282a36" loext:char-shading-value="0" style:font-name-asian="Consolas" style:font-name-complex="Consolas"/>
    </style:style>
    <style:style style:name="T9" style:family="text">
      <style:text-properties fo:color="#f1fa8c" loext:opacity="100%" style:font-name="Consolas" fo:font-size="9pt" fo:font-weight="normal" fo:background-color="#282a36" loext:char-shading-value="0" style:font-name-asian="Consolas" style:font-name-complex="Consolas"/>
    </style:style>
    <style:style style:name="T10" style:family="text">
      <style:text-properties fo:color="#8be9fd" loext:opacity="100%" style:font-name="Consolas" fo:font-size="9pt" fo:font-weight="normal" fo:background-color="#282a36" loext:char-shading-value="0" style:font-name-asian="Consolas" style:font-name-complex="Consolas"/>
    </style:style>
    <style:style style:name="T11" style:family="text">
      <style:text-properties fo:color="#bd93f9" loext:opacity="100%" style:font-name="Consolas" fo:font-size="9pt" fo:font-weight="normal" fo:background-color="#282a36" loext:char-shading-value="0" style:font-name-asian="Consolas" style:font-name-complex="Consolas"/>
    </style:style>
    <style:style style:name="T12" style:family="text">
      <style:text-properties fo:color="#bd93f9" loext:opacity="100%" style:font-name="Consolas" fo:font-size="9pt" fo:font-style="italic" fo:font-weight="normal" fo:background-color="#282a36" loext:char-shading-value="0" style:font-name-asian="Consolas" style:font-name-complex="Consolas"/>
    </style:style>
    <style:style style:name="T13" style:family="text">
      <style:text-properties fo:color="#ffb86c" loext:opacity="100%" style:font-name="Consolas" fo:font-size="9pt" fo:font-style="italic" fo:font-weight="normal" fo:background-color="#282a36" loext:char-shading-value="0" style:font-name-asian="Consolas" style:font-name-complex="Consolas"/>
    </style:style>
    <style:style style:name="T14" style:family="text">
      <style:text-properties fo:color="#6272a4" loext:opacity="100%" style:font-name="Consolas" fo:font-size="9pt" fo:font-weight="normal" fo:background-color="#282a36" loext:char-shading-value="0" style:font-name-asian="Consolas" style:font-name-complex="Consolas"/>
    </style:style>
    <style:style style:name="T15" style:family="text">
      <style:text-properties fo:color="#569cd6" loext:opacity="100%"/>
    </style:style>
    <style:style style:name="T16" style:family="text">
      <style:text-properties fo:color="#569cd6" loext:opacity="100%" style:font-name="Consolas" fo:font-size="9pt" fo:background-color="#282a36" loext:char-shading-value="0" style:font-name-asian="Consolas" style:font-name-complex="Consolas"/>
    </style:style>
    <style:style style:name="T17" style:family="text">
      <style:text-properties style:font-name="Consolas" fo:font-size="9pt" fo:background-color="#282a36" loext:char-shading-value="0" style:font-name-asian="Consolas" style:font-name-complex="Consolas"/>
    </style:style>
    <style:style style:name="T18" style:family="text">
      <style:text-properties fo:color="#dcdcaa" loext:opacity="100%"/>
    </style:style>
    <style:style style:name="T19" style:family="text">
      <style:text-properties fo:color="#dcdcaa" loext:opacity="100%" style:font-name="Consolas" fo:font-size="9pt" fo:background-color="#282a36" loext:char-shading-value="0" style:font-name-asian="Consolas" style:font-name-complex="Consolas"/>
    </style:style>
    <style:style style:name="T20" style:family="text">
      <style:text-properties fo:color="#d4d4d4" loext:opacity="100%"/>
    </style:style>
    <style:style style:name="T21" style:family="text">
      <style:text-properties fo:color="#d4d4d4" loext:opacity="100%" style:font-name="Consolas" fo:font-size="9pt" fo:background-color="#282a36" loext:char-shading-value="0" style:font-name-asian="Consolas" style:font-name-complex="Consolas"/>
    </style:style>
    <style:style style:name="T22" style:family="text">
      <style:text-properties fo:color="#ce9178" loext:opacity="100%"/>
    </style:style>
    <style:style style:name="T23" style:family="text">
      <style:text-properties fo:color="#ce9178" loext:opacity="100%" style:font-name="Consolas" fo:font-size="9pt" fo:background-color="#282a36" loext:char-shading-value="0" style:font-name-asian="Consolas" style:font-name-complex="Consolas"/>
    </style:style>
    <style:style style:name="T24" style:family="text">
      <style:text-properties fo:color="#4ec9b0" loext:opacity="100%"/>
    </style:style>
    <style:style style:name="T25" style:family="text">
      <style:text-properties fo:color="#4fc1ff" loext:opacity="100%"/>
    </style:style>
    <style:style style:name="T26" style:family="text">
      <style:text-properties fo:color="#9cdcfe" loext:opacity="100%"/>
    </style:style>
    <style:style style:name="T27" style:family="text">
      <style:text-properties fo:color="#b5cea8" loext:opacity="100%"/>
    </style:style>
    <style:style style:name="T28" style:family="text">
      <style:text-properties fo:color="#c586c0" loext:opacity="100%"/>
    </style:style>
    <style:style style:name="T29" style:family="text">
      <style:text-properties fo:color="#6a9955" loext:opacity="100%"/>
    </style:style>
    <style:style style:name="T30" style:family="text">
      <style:text-properties fo:color="#808080" loext:opacity="100%"/>
    </style:style>
    <style:style style:name="T31" style:family="text">
      <style:text-properties officeooo:rsid="001f37b7"/>
    </style:style>
    <style:style style:name="T32" style:family="text">
      <style:text-properties fo:color="#d7ba7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e a pasta "components", e dentro dela crie os arquivos cadastrarDoador.js, doador<text:span text:style-name="T31">es</text:span>.js e home.js</text:p>
      <text:p text:style-name="P2"/>
      <text:p text:style-name="P2">-------------------------------------------------------------------------------------------------</text:p>
      <text:p text:style-name="P2">O arquivo index.js fica assim:</text:p>
      <text:p text:style-name="P2"/>
      <text:p text:style-name="P10"><text:span text:style-name="T28">import</text:span> <text:span text:style-name="T26">React</text:span> <text:span text:style-name="T28">from</text:span> <text:span text:style-name="T22">'react'</text:span>;</text:p>
      <text:p text:style-name="P8"><text:span text:style-name="T28">import</text:span> <text:span text:style-name="T26">ReactDOM</text:span> <text:span text:style-name="T28">from</text:span> <text:span text:style-name="T22">'react-dom'</text:span>;</text:p>
      <text:p text:style-name="P8"><text:span text:style-name="T28">import</text:span> { <text:span text:style-name="T26">BrowserRouter</text:span> <text:span text:style-name="T28">as</text:span> <text:span text:style-name="T26">Router</text:span> } <text:span text:style-name="T28">from</text:span> <text:span text:style-name="T22">'react-router-dom'</text:span>;</text:p>
      <text:p text:style-name="P8"><text:span text:style-name="T28">import</text:span> <text:span text:style-name="T26">App</text:span> <text:span text:style-name="T28">from</text:span> <text:span text:style-name="T22">'./App'</text:span>;</text:p>
      <text:p text:style-name="P13"/>
      <text:p text:style-name="P8"><text:span text:style-name="T26">ReactDOM</text:span>.<text:span text:style-name="T18">render</text:span>(</text:p>
      <text:p text:style-name="P8"><text:span text:style-name="T30">&lt;</text:span><text:span text:style-name="T24">Router</text:span><text:span text:style-name="T30">&gt;</text:span></text:p>
      <text:p text:style-name="P8"><text:span text:style-name="T30">&lt;</text:span><text:span text:style-name="T24">App</text:span> <text:span text:style-name="T30">/&gt;</text:span></text:p>
      <text:p text:style-name="P8"><text:span text:style-name="T30">&lt;/</text:span><text:span text:style-name="T24">Router</text:span><text:span text:style-name="T30">&gt;</text:span>,</text:p>
      <text:p text:style-name="P8"><text:span text:style-name="T26">document</text:span>.<text:span text:style-name="T18">getElementById</text:span>(<text:span text:style-name="T22">'root'</text:span>)</text:p>
      <text:p text:style-name="P8">);</text:p>
      <text:p text:style-name="P2"/>
      <text:p text:style-name="P2"/>
      <text:p text:style-name="P2">----------------------------------------------------------------------------------------------</text:p>
      <text:p text:style-name="P2">O arquivo app.js fica assim:</text:p>
      <text:p text:style-name="P2"/>
      <text:p text:style-name="P2"/>
      <text:p text:style-name="P8"><text:span text:style-name="T28">import</text:span> <text:span text:style-name="T26">React</text:span> <text:span text:style-name="T28">from</text:span> <text:span text:style-name="T22">'react'</text:span>;</text:p>
      <text:p text:style-name="P8"><text:span text:style-name="T28">import</text:span> { <text:span text:style-name="T26">Route</text:span>, <text:span text:style-name="T26">Routes</text:span>, <text:span text:style-name="T26">Link</text:span> } <text:span text:style-name="T28">from</text:span> <text:span text:style-name="T22">'react-router-dom'</text:span>;</text:p>
      <text:p text:style-name="P8"><text:span text:style-name="T28">import</text:span> <text:span text:style-name="T26">Home</text:span> <text:span text:style-name="T28">from</text:span> <text:span text:style-name="T22">'./components/home'</text:span>;</text:p>
      <text:p text:style-name="P8"><text:span text:style-name="T28">import</text:span> <text:span text:style-name="T26">Page1</text:span> <text:span text:style-name="T28">from</text:span> <text:span text:style-name="T22">'./components/doadores'</text:span>;</text:p>
      <text:p text:style-name="P8"><text:span text:style-name="T28">import</text:span> <text:span text:style-name="T26">Page2</text:span> <text:span text:style-name="T28">from</text:span> <text:span text:style-name="T22">'./components/cadastroDoador'</text:span>;</text:p>
      <text:p text:style-name="P8"><text:span text:style-name="T28">import</text:span> <text:span text:style-name="T22">'./App.css'</text:span>;</text:p>
      <text:p text:style-name="P13"/>
      <text:p text:style-name="P8"><text:span text:style-name="T15">function</text:span> <text:span text:style-name="T18">App</text:span>() {</text:p>
      <text:p text:style-name="P8"><text:span text:style-name="T28">return</text:span> (</text:p>
      <text:p text:style-name="P8"><text:span text:style-name="T30">&lt;</text:span><text:span text:style-name="T15">div</text:span> <text:span text:style-name="T26">className</text:span><text:span text:style-name="T20">=</text:span><text:span text:style-name="T22">"container"</text:span><text:span text:style-name="T30">&gt;</text:span></text:p>
      <text:p text:style-name="P8"><text:span text:style-name="T30">&lt;</text:span><text:span text:style-name="T15">nav</text:span> <text:span text:style-name="T26">className</text:span><text:span text:style-name="T20">=</text:span><text:span text:style-name="T22">"menu"</text:span><text:span text:style-name="T30">&gt;</text:span></text:p>
      <text:p text:style-name="P8"><text:span text:style-name="T30">&lt;</text:span><text:span text:style-name="T24">Link</text:span> <text:span text:style-name="T26">to</text:span><text:span text:style-name="T20">=</text:span><text:span text:style-name="T22">"/"</text:span> <text:span text:style-name="T26">className</text:span><text:span text:style-name="T20">=</text:span><text:span text:style-name="T22">"card"</text:span><text:span text:style-name="T30">&gt;</text:span></text:p>
      <text:p text:style-name="P8"><text:span text:style-name="T30">&lt;</text:span><text:span text:style-name="T15">h3</text:span><text:span text:style-name="T30">&gt;</text:span>Página Inicial<text:span text:style-name="T30">&lt;/</text:span><text:span text:style-name="T15">h3</text:span><text:span text:style-name="T30">&gt;</text:span></text:p>
      <text:p text:style-name="P8"><text:span text:style-name="T30">&lt;/</text:span><text:span text:style-name="T24">Link</text:span><text:span text:style-name="T30">&gt;</text:span></text:p>
      <text:p text:style-name="P8"><text:span text:style-name="T30">&lt;</text:span><text:span text:style-name="T24">Link</text:span> <text:span text:style-name="T26">to</text:span><text:span text:style-name="T20">=</text:span><text:span text:style-name="T22">"/page1"</text:span> <text:span text:style-name="T26">className</text:span><text:span text:style-name="T20">=</text:span><text:span text:style-name="T22">"card"</text:span><text:span text:style-name="T30">&gt;</text:span></text:p>
      <text:p text:style-name="P8"><text:span text:style-name="T30">&lt;</text:span><text:span text:style-name="T15">h3</text:span><text:span text:style-name="T30">&gt;</text:span>Doadores<text:span text:style-name="T30">&lt;/</text:span><text:span text:style-name="T15">h3</text:span><text:span text:style-name="T30">&gt;</text:span></text:p>
      <text:p text:style-name="P8"><text:span text:style-name="T30">&lt;/</text:span><text:span text:style-name="T24">Link</text:span><text:span text:style-name="T30">&gt;</text:span></text:p>
      <text:p text:style-name="P8"><text:span text:style-name="T30">&lt;</text:span><text:span text:style-name="T24">Link</text:span> <text:span text:style-name="T26">to</text:span><text:span text:style-name="T20">=</text:span><text:span text:style-name="T22">"/page2"</text:span> <text:span text:style-name="T26">className</text:span><text:span text:style-name="T20">=</text:span><text:span text:style-name="T22">"card"</text:span><text:span text:style-name="T30">&gt;</text:span></text:p>
      <text:p text:style-name="P8"><text:span text:style-name="T30">&lt;</text:span><text:span text:style-name="T15">h3</text:span><text:span text:style-name="T30">&gt;</text:span>Cadastrar Doador<text:span text:style-name="T30">&lt;/</text:span><text:span text:style-name="T15">h3</text:span><text:span text:style-name="T30">&gt;</text:span></text:p>
      <text:p text:style-name="P8"><text:span text:style-name="T30">&lt;/</text:span><text:span text:style-name="T24">Link</text:span><text:span text:style-name="T30">&gt;</text:span></text:p>
      <text:p text:style-name="P8"><text:span text:style-name="T30">&lt;/</text:span><text:span text:style-name="T15">nav</text:span><text:span text:style-name="T30">&gt;</text:span></text:p>
      <text:p text:style-name="P13"/>
      <text:p text:style-name="P8"><text:span text:style-name="T30">&lt;</text:span><text:span text:style-name="T15">div</text:span> <text:span text:style-name="T26">className</text:span><text:span text:style-name="T20">=</text:span><text:span text:style-name="T22">"content"</text:span><text:span text:style-name="T30">&gt;</text:span></text:p>
      <text:p text:style-name="P8"><text:span text:style-name="T30">&lt;</text:span><text:span text:style-name="T24">Routes</text:span><text:span text:style-name="T30">&gt;</text:span></text:p>
      <text:p text:style-name="P8"><text:span text:style-name="T30">&lt;</text:span><text:span text:style-name="T24">Route</text:span> <text:span text:style-name="T26">path</text:span><text:span text:style-name="T20">=</text:span><text:span text:style-name="T22">"/"</text:span> <text:span text:style-name="T26">element</text:span><text:span text:style-name="T20">=</text:span><text:span text:style-name="T15">{</text:span><text:span text:style-name="T30">&lt;</text:span><text:span text:style-name="T24">Home</text:span><text:span text:style-name="T20"> </text:span><text:span text:style-name="T30">/&gt;</text:span><text:span text:style-name="T15">}</text:span> <text:span text:style-name="T30">/&gt;</text:span></text:p>
      <text:p text:style-name="P8"><text:soft-page-break/><text:span text:style-name="T30">&lt;</text:span><text:span text:style-name="T24">Route</text:span> <text:span text:style-name="T26">path</text:span><text:span text:style-name="T20">=</text:span><text:span text:style-name="T22">"/page1"</text:span> <text:span text:style-name="T26">element</text:span><text:span text:style-name="T20">=</text:span><text:span text:style-name="T15">{</text:span><text:span text:style-name="T30">&lt;</text:span><text:span text:style-name="T24">Page1</text:span><text:span text:style-name="T20"> </text:span><text:span text:style-name="T30">/&gt;</text:span><text:span text:style-name="T15">}</text:span> <text:span text:style-name="T30">/&gt;</text:span></text:p>
      <text:p text:style-name="P8"><text:span text:style-name="T30">&lt;</text:span><text:span text:style-name="T24">Route</text:span> <text:span text:style-name="T26">path</text:span><text:span text:style-name="T20">=</text:span><text:span text:style-name="T22">"/page2"</text:span> <text:span text:style-name="T26">element</text:span><text:span text:style-name="T20">=</text:span><text:span text:style-name="T15">{</text:span><text:span text:style-name="T30">&lt;</text:span><text:span text:style-name="T24">Page2</text:span><text:span text:style-name="T20"> </text:span><text:span text:style-name="T30">/&gt;</text:span><text:span text:style-name="T15">}</text:span> <text:span text:style-name="T30">/&gt;</text:span></text:p>
      <text:p text:style-name="P8"><text:span text:style-name="T30">&lt;/</text:span><text:span text:style-name="T24">Routes</text:span><text:span text:style-name="T30">&gt;</text:span></text:p>
      <text:p text:style-name="P8"><text:span text:style-name="T30">&lt;/</text:span><text:span text:style-name="T15">div</text:span><text:span text:style-name="T30">&gt;</text:span></text:p>
      <text:p text:style-name="P8"><text:span text:style-name="T30">&lt;/</text:span><text:span text:style-name="T15">div</text:span><text:span text:style-name="T30">&gt;</text:span></text:p>
      <text:p text:style-name="P8">);</text:p>
      <text:p text:style-name="P8">}</text:p>
      <text:p text:style-name="P13"/>
      <text:p text:style-name="P8"><text:span text:style-name="T28">export</text:span> <text:span text:style-name="T28">default</text:span> <text:span text:style-name="T18">App</text:span>;</text:p>
      <text:p text:style-name="P8"/>
      <text:p text:style-name="P2"/>
      <text:p text:style-name="P2">----------------------------------------------------------------------------------------------------------</text:p>
      <text:p text:style-name="P2">O arquivo home.js deve ficar assim:</text:p>
      <text:p text:style-name="P2"/>
      <text:p text:style-name="P2">import React from 'react';</text:p>
      <text:p text:style-name="P2"/>
      <text:p text:style-name="P2">function Home() {</text:p>
      <text:p text:style-name="P2"><text:s text:c="2"/>return &lt;h2&gt;Home Page&lt;/h2&gt;;</text:p>
      <text:p text:style-name="P2">}</text:p>
      <text:p text:style-name="P2"/>
      <text:p text:style-name="P2">export default Home;</text:p>
      <text:p text:style-name="P2"/>
      <text:p text:style-name="P2">--------------------------------------------------------------------------------------------------------</text:p>
      <text:p text:style-name="P2">O arquivo doadores.js deve ficar assim:</text:p>
      <text:p text:style-name="P2"/>
      <text:p text:style-name="P10"><text:span text:style-name="T28">import</text:span> <text:span text:style-name="T26">React</text:span>, { <text:span text:style-name="T26">useState</text:span>, <text:span text:style-name="T26">useEffect</text:span> } <text:span text:style-name="T28">from</text:span> <text:span text:style-name="T22">'react'</text:span>;</text:p>
      <text:p text:style-name="P8"><text:span text:style-name="T28">import</text:span> <text:span text:style-name="T26">axios</text:span> <text:span text:style-name="T28">from</text:span> <text:span text:style-name="T22">'axios'</text:span>;</text:p>
      <text:p text:style-name="P8"><text:span text:style-name="T28">import</text:span> { <text:span text:style-name="T26">useNavigate</text:span> } <text:span text:style-name="T28">from</text:span> <text:span text:style-name="T22">'react-router-dom'</text:span>;</text:p>
      <text:p text:style-name="P13"/>
      <text:p text:style-name="P8"><text:span text:style-name="T15">const</text:span> <text:span text:style-name="T18">Doadores</text:span> <text:span text:style-name="T20">=</text:span> () <text:span text:style-name="T15">=&gt;</text:span> {</text:p>
      <text:p text:style-name="P8"><text:span text:style-name="T15">const</text:span> [<text:span text:style-name="T25">items</text:span>, <text:span text:style-name="T18">setItems</text:span>] <text:span text:style-name="T20">=</text:span> <text:span text:style-name="T18">useState</text:span>([]);</text:p>
      <text:p text:style-name="P8"><text:span text:style-name="T15">const</text:span> <text:span text:style-name="T18">navigate</text:span> <text:span text:style-name="T20">=</text:span> <text:span text:style-name="T18">useNavigate</text:span>(); <text:span text:style-name="T29">// Obtenha a instância de useNavigate</text:span></text:p>
      <text:p text:style-name="P13"/>
      <text:p text:style-name="P8"><text:span text:style-name="T18">useEffect</text:span>(() <text:span text:style-name="T15">=&gt;</text:span> {</text:p>
      <text:p text:style-name="P8"><text:span text:style-name="T15">const</text:span> <text:span text:style-name="T18">fetchData</text:span> <text:span text:style-name="T20">=</text:span> <text:span text:style-name="T15">async</text:span> () <text:span text:style-name="T15">=&gt;</text:span> {</text:p>
      <text:p text:style-name="P8"><text:span text:style-name="T28">try</text:span> {</text:p>
      <text:p text:style-name="P8"><text:span text:style-name="T15">const</text:span> <text:span text:style-name="T25">response</text:span> <text:span text:style-name="T20">=</text:span> <text:span text:style-name="T28">await</text:span> <text:span text:style-name="T25">axios</text:span>.<text:span text:style-name="T18">get</text:span>(<text:span text:style-name="T22">'http://localhost:3333/doador'</text:span>);</text:p>
      <text:p text:style-name="P8"><text:span text:style-name="T18">setItems</text:span>(<text:span text:style-name="T25">response</text:span>.<text:span text:style-name="T26">data</text:span>);</text:p>
      <text:p text:style-name="P8">} <text:span text:style-name="T28">catch</text:span> (<text:span text:style-name="T26">err</text:span>) {</text:p>
      <text:p text:style-name="P8"><text:span text:style-name="T26">console</text:span>.<text:span text:style-name="T18">error</text:span>(<text:span text:style-name="T26">err</text:span>);</text:p>
      <text:p text:style-name="P8">}</text:p>
      <text:p text:style-name="P8">};</text:p>
      <text:p text:style-name="P13"/>
      <text:p text:style-name="P8"><text:span text:style-name="T18">fetchData</text:span>();</text:p>
      <text:p text:style-name="P8">}, []);</text:p>
      <text:p text:style-name="P13"/>
      <text:p text:style-name="P8"><text:span text:style-name="T15">const</text:span> <text:span text:style-name="T18">handleAlterar</text:span> <text:span text:style-name="T20">=</text:span> (<text:span text:style-name="T26">id</text:span>) <text:span text:style-name="T15">=&gt;</text:span> {</text:p>
      <text:p text:style-name="P8"><text:span text:style-name="T25">axios</text:span>.<text:span text:style-name="T18">post</text:span>(<text:span text:style-name="T22">`http://localhost:3333/excluirDoador/</text:span><text:span text:style-name="T15">${</text:span><text:span text:style-name="T26">id</text:span><text:span text:style-name="T15">}</text:span><text:span text:style-name="T22">`</text:span>, { <text:span text:style-name="T29">/* dados a serem enviados para </text:span><text:soft-page-break/><text:span text:style-name="T29">o backend */</text:span> })</text:p>
      <text:p text:style-name="P8">.<text:span text:style-name="T18">then</text:span>(<text:span text:style-name="T26">response</text:span> <text:span text:style-name="T15">=&gt;</text:span> {</text:p>
      <text:p text:style-name="P11">// Se a requisição for bem-sucedida, você pode redirecionar para a rota desejada</text:p>
      <text:p text:style-name="P8"><text:span text:style-name="T26">window</text:span>.<text:span text:style-name="T26">location</text:span>.<text:span text:style-name="T26">href</text:span> <text:span text:style-name="T20">=</text:span> <text:span text:style-name="T22">'http://localhost:3333/excluirDoador/'</text:span> <text:span text:style-name="T20">+</text:span> <text:span text:style-name="T26">id</text:span>;</text:p>
      <text:p text:style-name="P8">})</text:p>
      <text:p text:style-name="P8">.<text:span text:style-name="T18">catch</text:span>(<text:span text:style-name="T26">error</text:span> <text:span text:style-name="T15">=&gt;</text:span> {</text:p>
      <text:p text:style-name="P8"><text:span text:style-name="T26">console</text:span>.<text:span text:style-name="T18">error</text:span>(<text:span text:style-name="T22">'Erro ao fazer a requisição:'</text:span>, <text:span text:style-name="T26">error</text:span>);</text:p>
      <text:p text:style-name="P11">// Trate o erro, se necessário</text:p>
      <text:p text:style-name="P8">});</text:p>
      <text:p text:style-name="P8">};</text:p>
      <text:p text:style-name="P13"/>
      <text:p text:style-name="P8"><text:span text:style-name="T28">return</text:span> (</text:p>
      <text:p text:style-name="P8"><text:span text:style-name="T30">&lt;</text:span><text:span text:style-name="T15">div</text:span><text:span text:style-name="T30">&gt;</text:span></text:p>
      <text:p text:style-name="P8"><text:span text:style-name="T30">&lt;</text:span><text:span text:style-name="T15">h1</text:span><text:span text:style-name="T30">&gt;</text:span>Doadores:<text:span text:style-name="T30">&lt;/</text:span><text:span text:style-name="T15">h1</text:span><text:span text:style-name="T30">&gt;</text:span></text:p>
      <text:p text:style-name="P8"><text:span text:style-name="T30">&lt;</text:span><text:span text:style-name="T15">table</text:span><text:span text:style-name="T30">&gt;</text:span></text:p>
      <text:p text:style-name="P8"><text:span text:style-name="T30">&lt;</text:span><text:span text:style-name="T15">thead</text:span><text:span text:style-name="T30">&gt;</text:span></text:p>
      <text:p text:style-name="P8"><text:span text:style-name="T30">&lt;</text:span><text:span text:style-name="T15">tr</text:span><text:span text:style-name="T30">&gt;</text:span></text:p>
      <text:p text:style-name="P8"><text:span text:style-name="T30">&lt;</text:span><text:span text:style-name="T15">th</text:span><text:span text:style-name="T30">&gt;</text:span>Nome<text:span text:style-name="T30">&lt;/</text:span><text:span text:style-name="T15">th</text:span><text:span text:style-name="T30">&gt;</text:span></text:p>
      <text:p text:style-name="P8"><text:span text:style-name="T30">&lt;</text:span><text:span text:style-name="T15">th</text:span><text:span text:style-name="T30">&gt;</text:span>CPF<text:span text:style-name="T30">&lt;/</text:span><text:span text:style-name="T15">th</text:span><text:span text:style-name="T30">&gt;</text:span></text:p>
      <text:p text:style-name="P8"><text:span text:style-name="T30">&lt;</text:span><text:span text:style-name="T15">th</text:span><text:span text:style-name="T30">&gt;</text:span>Contato<text:span text:style-name="T30">&lt;/</text:span><text:span text:style-name="T15">th</text:span><text:span text:style-name="T30">&gt;</text:span></text:p>
      <text:p text:style-name="P8"><text:span text:style-name="T30">&lt;</text:span><text:span text:style-name="T15">th</text:span><text:span text:style-name="T30">&gt;</text:span>Tipo Sanguíneo<text:span text:style-name="T30">&lt;/</text:span><text:span text:style-name="T15">th</text:span><text:span text:style-name="T30">&gt;</text:span></text:p>
      <text:p text:style-name="P8"><text:span text:style-name="T30">&lt;</text:span><text:span text:style-name="T15">th</text:span><text:span text:style-name="T30">&gt;</text:span>RH<text:span text:style-name="T30">&lt;/</text:span><text:span text:style-name="T15">th</text:span><text:span text:style-name="T30">&gt;</text:span></text:p>
      <text:p text:style-name="P8"><text:span text:style-name="T30">&lt;</text:span><text:span text:style-name="T15">th</text:span><text:span text:style-name="T30">&gt;</text:span>Situação<text:span text:style-name="T30">&lt;/</text:span><text:span text:style-name="T15">th</text:span><text:span text:style-name="T30">&gt;</text:span></text:p>
      <text:p text:style-name="P8"><text:span text:style-name="T30">&lt;/</text:span><text:span text:style-name="T15">tr</text:span><text:span text:style-name="T30">&gt;</text:span></text:p>
      <text:p text:style-name="P8"><text:span text:style-name="T30">&lt;/</text:span><text:span text:style-name="T15">thead</text:span><text:span text:style-name="T30">&gt;</text:span></text:p>
      <text:p text:style-name="P8"><text:span text:style-name="T30">&lt;</text:span><text:span text:style-name="T15">tbody</text:span><text:span text:style-name="T30">&gt;</text:span></text:p>
      <text:p text:style-name="P8"><text:span text:style-name="T15">{</text:span><text:span text:style-name="T25">items</text:span><text:span text:style-name="T20">.</text:span><text:span text:style-name="T18">map</text:span><text:span text:style-name="T20">(</text:span><text:span text:style-name="T26">item</text:span><text:span text:style-name="T20"> </text:span><text:span text:style-name="T15">=&gt;</text:span><text:span text:style-name="T20"> {</text:span></text:p>
      <text:p text:style-name="P8"><text:span text:style-name="T28">if</text:span><text:span text:style-name="T20"> (</text:span><text:span text:style-name="T26">item</text:span><text:span text:style-name="T20">.</text:span><text:span text:style-name="T26">situacao</text:span><text:span text:style-name="T20"> === </text:span><text:span text:style-name="T22">'Ativo'</text:span><text:span text:style-name="T20">) {</text:span></text:p>
      <text:p text:style-name="P8"><text:span text:style-name="T28">return</text:span><text:span text:style-name="T20"> (</text:span></text:p>
      <text:p text:style-name="P8"><text:span text:style-name="T30">&lt;</text:span><text:span text:style-name="T15">tr</text:span><text:span text:style-name="T20"> </text:span><text:span text:style-name="T26">key</text:span><text:span text:style-name="T20">=</text:span><text:span text:style-name="T15">{</text:span><text:span text:style-name="T26">item</text:span><text:span text:style-name="T20">.</text:span><text:span text:style-name="T26">codigo</text:span><text:span text:style-name="T15">}</text:span><text:span text:style-name="T30">&gt;</text:span></text:p>
      <text:p text:style-name="P8"><text:span text:style-name="T30">&lt;</text:span><text:span text:style-name="T15">td</text:span><text:span text:style-name="T30">&gt;</text:span><text:span text:style-name="T15">{</text:span><text:span text:style-name="T26">item</text:span><text:span text:style-name="T20">.</text:span><text:span text:style-name="T26">nome</text:span><text:span text:style-name="T15">}</text:span><text:span text:style-name="T30">&lt;/</text:span><text:span text:style-name="T15">td</text:span><text:span text:style-name="T30">&gt;</text:span></text:p>
      <text:p text:style-name="P8"><text:span text:style-name="T30">&lt;</text:span><text:span text:style-name="T15">td</text:span><text:span text:style-name="T30">&gt;</text:span><text:span text:style-name="T15">{</text:span><text:span text:style-name="T26">item</text:span><text:span text:style-name="T20">.</text:span><text:span text:style-name="T26">cpf</text:span><text:span text:style-name="T15">}</text:span><text:span text:style-name="T30">&lt;/</text:span><text:span text:style-name="T15">td</text:span><text:span text:style-name="T30">&gt;</text:span></text:p>
      <text:p text:style-name="P8"><text:span text:style-name="T30">&lt;</text:span><text:span text:style-name="T15">td</text:span><text:span text:style-name="T30">&gt;</text:span><text:span text:style-name="T15">{</text:span><text:span text:style-name="T26">item</text:span><text:span text:style-name="T20">.</text:span><text:span text:style-name="T26">contato</text:span><text:span text:style-name="T15">}</text:span><text:span text:style-name="T30">&lt;/</text:span><text:span text:style-name="T15">td</text:span><text:span text:style-name="T30">&gt;</text:span></text:p>
      <text:p text:style-name="P8"><text:span text:style-name="T30">&lt;</text:span><text:span text:style-name="T15">td</text:span><text:span text:style-name="T30">&gt;</text:span><text:span text:style-name="T15">{</text:span><text:span text:style-name="T26">item</text:span><text:span text:style-name="T20">.</text:span><text:span text:style-name="T26">tipo_sanguineo</text:span><text:span text:style-name="T15">}</text:span><text:span text:style-name="T30">&lt;/</text:span><text:span text:style-name="T15">td</text:span><text:span text:style-name="T30">&gt;</text:span></text:p>
      <text:p text:style-name="P8"><text:span text:style-name="T30">&lt;</text:span><text:span text:style-name="T15">td</text:span><text:span text:style-name="T30">&gt;</text:span><text:span text:style-name="T15">{</text:span><text:span text:style-name="T26">item</text:span><text:span text:style-name="T20">.</text:span><text:span text:style-name="T26">rh</text:span><text:span text:style-name="T15">}</text:span><text:span text:style-name="T30">&lt;/</text:span><text:span text:style-name="T15">td</text:span><text:span text:style-name="T30">&gt;</text:span></text:p>
      <text:p text:style-name="P8"><text:span text:style-name="T30">&lt;</text:span><text:span text:style-name="T15">td</text:span><text:span text:style-name="T30">&gt;</text:span><text:span text:style-name="T15">{</text:span><text:span text:style-name="T26">item</text:span><text:span text:style-name="T20">.</text:span><text:span text:style-name="T26">situacao</text:span><text:span text:style-name="T15">}</text:span><text:span text:style-name="T30">&lt;/</text:span><text:span text:style-name="T15">td</text:span><text:span text:style-name="T30">&gt;</text:span></text:p>
      <text:p text:style-name="P8"><text:span text:style-name="T30">&lt;</text:span><text:span text:style-name="T15">td</text:span><text:span text:style-name="T30">&gt;&lt;</text:span><text:span text:style-name="T15">button</text:span><text:span text:style-name="T20"> </text:span><text:span text:style-name="T26">onClick</text:span><text:span text:style-name="T20">=</text:span><text:span text:style-name="T15">{</text:span><text:span text:style-name="T20">() </text:span><text:span text:style-name="T15">=&gt;</text:span><text:span text:style-name="T20"> </text:span><text:span text:style-name="T18">handleAlterar</text:span><text:span text:style-name="T20">(</text:span><text:span text:style-name="T26">item</text:span><text:span text:style-name="T20">.</text:span><text:span text:style-name="T26">codigo</text:span><text:span text:style-name="T20">)</text:span><text:span text:style-name="T15">}</text:span><text:span text:style-name="T30">&gt;</text:span><text:span text:style-name="T20">Excluir</text:span><text:span text:style-name="T30">&lt;/</text:span><text:span text:style-name="T15">button</text:span><text:span text:style-name="T30">&gt;&lt;/</text:span><text:span text:style-name="T15">td</text:span><text:span text:style-name="T30">&gt;</text:span></text:p>
      <text:p text:style-name="P8"><text:span text:style-name="T30">&lt;/</text:span><text:span text:style-name="T15">tr</text:span><text:span text:style-name="T30">&gt;</text:span></text:p>
      <text:p text:style-name="P16">);</text:p>
      <text:p text:style-name="P8"><text:span text:style-name="T20">} </text:span><text:span text:style-name="T28">else</text:span><text:span text:style-name="T20"> {</text:span></text:p>
      <text:p text:style-name="P8"><text:span text:style-name="T28">return</text:span><text:span text:style-name="T20"> </text:span><text:span text:style-name="T15">null</text:span><text:span text:style-name="T20">;</text:span></text:p>
      <text:p text:style-name="P16">}</text:p>
      <text:p text:style-name="P8"><text:span text:style-name="T20">})</text:span><text:span text:style-name="T15">}</text:span></text:p>
      <text:p text:style-name="P8"><text:span text:style-name="T30">&lt;/</text:span><text:span text:style-name="T15">tbody</text:span><text:span text:style-name="T30">&gt;</text:span></text:p>
      <text:p text:style-name="P13"/>
      <text:p text:style-name="P8"><text:span text:style-name="T30">&lt;/</text:span><text:span text:style-name="T15">table</text:span><text:span text:style-name="T30">&gt;</text:span></text:p>
      <text:p text:style-name="P8"><text:span text:style-name="T30">&lt;/</text:span><text:span text:style-name="T15">div</text:span><text:span text:style-name="T30">&gt;</text:span></text:p>
      <text:p text:style-name="P8">);</text:p>
      <text:p text:style-name="P8">};</text:p>
      <text:p text:style-name="P13"/>
      <text:p text:style-name="P8"><text:span text:style-name="T28">export</text:span> <text:span text:style-name="T28">default</text:span> <text:span text:style-name="T18">Doadores</text:span>;</text:p>
      <text:p text:style-name="P2"><text:soft-page-break/></text:p>
      <text:p text:style-name="P2">---------------------------------------------------------------------------------------------------------</text:p>
      <text:p text:style-name="P2">O arquivo cadastroDoadores.js fica assim:</text:p>
      <text:p text:style-name="P2"/>
      <text:p text:style-name="P10"><text:span text:style-name="T28">import</text:span> <text:span text:style-name="T26">React</text:span>, { <text:span text:style-name="T26">useState</text:span> } <text:span text:style-name="T28">from</text:span> <text:span text:style-name="T22">'react'</text:span>;</text:p>
      <text:p text:style-name="P13"/>
      <text:p text:style-name="P8"><text:span text:style-name="T15">const</text:span> <text:span text:style-name="T18">Formulario</text:span> <text:span text:style-name="T20">=</text:span> () <text:span text:style-name="T15">=&gt;</text:span> {</text:p>
      <text:p text:style-name="P13"/>
      <text:p text:style-name="P8"><text:span text:style-name="T15">const</text:span> [<text:span text:style-name="T25">texto</text:span>, <text:span text:style-name="T18">setTexto</text:span>] <text:span text:style-name="T20">=</text:span> <text:span text:style-name="T18">useState</text:span>(<text:span text:style-name="T22">''</text:span>);</text:p>
      <text:p text:style-name="P8"><text:span text:style-name="T15">const</text:span> [<text:span text:style-name="T25">inteiro</text:span>, <text:span text:style-name="T18">setInteiro</text:span>] <text:span text:style-name="T20">=</text:span> <text:span text:style-name="T18">useState</text:span>(<text:span text:style-name="T22">''</text:span>);</text:p>
      <text:p text:style-name="P8"><text:span text:style-name="T15">const</text:span> [<text:span text:style-name="T25">cpf</text:span>, <text:span text:style-name="T18">setCpf</text:span>] <text:span text:style-name="T20">=</text:span> <text:span text:style-name="T18">useState</text:span>(<text:span text:style-name="T22">''</text:span>);</text:p>
      <text:p text:style-name="P8"><text:span text:style-name="T15">const</text:span> [<text:span text:style-name="T25">contato</text:span>, <text:span text:style-name="T18">setContato</text:span>] <text:span text:style-name="T20">=</text:span> <text:span text:style-name="T18">useState</text:span>(<text:span text:style-name="T22">''</text:span>);</text:p>
      <text:p text:style-name="P8"><text:span text:style-name="T15">const</text:span> [<text:span text:style-name="T25">booleano</text:span>, <text:span text:style-name="T18">setBooleano</text:span>] <text:span text:style-name="T20">=</text:span> <text:span text:style-name="T18">useState</text:span>(<text:span text:style-name="T15">false</text:span>);</text:p>
      <text:p text:style-name="P8"><text:span text:style-name="T15">const</text:span> [<text:span text:style-name="T25">opcaoSelecionada</text:span>, <text:span text:style-name="T18">setOpcaoSelecionada</text:span>] <text:span text:style-name="T20">=</text:span> <text:span text:style-name="T18">useState</text:span>(<text:span text:style-name="T22">''</text:span>);</text:p>
      <text:p text:style-name="P8"><text:span text:style-name="T15">const</text:span> [<text:span text:style-name="T25">opcaoRadio</text:span>, <text:span text:style-name="T18">setOpcaoRadio</text:span>] <text:span text:style-name="T20">=</text:span> <text:span text:style-name="T18">useState</text:span>(<text:span text:style-name="T22">''</text:span>);</text:p>
      <text:p text:style-name="P8"><text:span text:style-name="T15">const</text:span> [<text:span text:style-name="T25">erros</text:span>, <text:span text:style-name="T18">setErrors</text:span>] <text:span text:style-name="T20">=</text:span> <text:span text:style-name="T18">useState</text:span>({});</text:p>
      <text:p text:style-name="P13"/>
      <text:p text:style-name="P8"><text:span text:style-name="T15">const</text:span> <text:span text:style-name="T18">handleSubmit</text:span> <text:span text:style-name="T20">=</text:span> <text:span text:style-name="T15">async</text:span> (<text:span text:style-name="T26">e</text:span>) <text:span text:style-name="T15">=&gt;</text:span> {</text:p>
      <text:p text:style-name="P8"><text:span text:style-name="T26">e</text:span>.<text:span text:style-name="T18">preventDefault</text:span>();</text:p>
      <text:p text:style-name="P13"/>
      <text:p text:style-name="P11">// Validação dos dados do formulário</text:p>
      <text:p text:style-name="P8"><text:span text:style-name="T15">const</text:span> <text:span text:style-name="T25">validationErrors</text:span> <text:span text:style-name="T20">=</text:span> {};</text:p>
      <text:p text:style-name="P13"/>
      <text:p text:style-name="P8"><text:span text:style-name="T28">if</text:span> (<text:span text:style-name="T20">!</text:span><text:span text:style-name="T25">texto</text:span> <text:span text:style-name="T20">||</text:span> <text:span text:style-name="T25">texto</text:span>.<text:span text:style-name="T25">length</text:span> <text:span text:style-name="T20">&lt;</text:span> <text:span text:style-name="T27">2</text:span> <text:span text:style-name="T20">||</text:span> <text:span text:style-name="T25">texto</text:span>.<text:span text:style-name="T25">length</text:span> <text:span text:style-name="T20">&gt;</text:span> <text:span text:style-name="T27">255</text:span>) {</text:p>
      <text:p text:style-name="P8"><text:span text:style-name="T25">validationErrors</text:span>.<text:span text:style-name="T26">texto</text:span> <text:span text:style-name="T20">=</text:span> <text:span text:style-name="T22">'O texto é obrigatório e deve ter entre 2 e 255 caracteres'</text:span>;</text:p>
      <text:p text:style-name="P8">}</text:p>
      <text:p text:style-name="P13"/>
      <text:p text:style-name="P8"><text:span text:style-name="T28">if</text:span> (<text:span text:style-name="T20">!</text:span><text:span text:style-name="T25">inteiro</text:span> <text:span text:style-name="T20">||</text:span> <text:span text:style-name="T18">isNaN</text:span>(<text:span text:style-name="T25">inteiro</text:span>) <text:span text:style-name="T20">||</text:span> <text:span text:style-name="T25">inteiro</text:span> <text:span text:style-name="T20">&lt;=</text:span> <text:span text:style-name="T27">0</text:span> <text:span text:style-name="T20">||</text:span> <text:span text:style-name="T25">inteiro</text:span> <text:span text:style-name="T20">&gt;=</text:span> <text:span text:style-name="T27">1000</text:span>) {</text:p>
      <text:p text:style-name="P8"><text:span text:style-name="T25">validationErrors</text:span>.<text:span text:style-name="T26">inteiro</text:span> <text:span text:style-name="T20">=</text:span> <text:span text:style-name="T22">'O inteiro é obrigatório e deve ser um número maior que 0 e menor que 1000'</text:span>;</text:p>
      <text:p text:style-name="P8">}</text:p>
      <text:p text:style-name="P13"/>
      <text:p text:style-name="P8"><text:span text:style-name="T28">if</text:span> (<text:span text:style-name="T15">typeof</text:span> <text:span text:style-name="T25">booleano</text:span> <text:span text:style-name="T20">!==</text:span> <text:span text:style-name="T22">'boolean'</text:span>) {</text:p>
      <text:p text:style-name="P8"><text:span text:style-name="T25">validationErrors</text:span>.<text:span text:style-name="T26">booleano</text:span> <text:span text:style-name="T20">=</text:span> <text:span text:style-name="T22">'O booleano é obrigatório'</text:span>;</text:p>
      <text:p text:style-name="P8">}</text:p>
      <text:p text:style-name="P13"/>
      <text:p text:style-name="P8"><text:span text:style-name="T28">if</text:span> (<text:span text:style-name="T20">!</text:span><text:span text:style-name="T25">opcaoSelecionada</text:span>) {</text:p>
      <text:p text:style-name="P8"><text:span text:style-name="T25">validationErrors</text:span>.<text:span text:style-name="T26">opcaoSelecionada</text:span> <text:span text:style-name="T20">=</text:span> <text:span text:style-name="T22">'A opção do dropdown é obrigatória'</text:span>;</text:p>
      <text:p text:style-name="P8">}</text:p>
      <text:p text:style-name="P13"/>
      <text:p text:style-name="P8"><text:span text:style-name="T28">if</text:span> (<text:span text:style-name="T20">!</text:span><text:span text:style-name="T25">cpf</text:span>) {</text:p>
      <text:p text:style-name="P8"><text:span text:style-name="T25">validationErrors</text:span>.<text:span text:style-name="T26">cpf</text:span> <text:span text:style-name="T20">=</text:span> <text:span text:style-name="T22">'O CPF é obrigatório'</text:span>;</text:p>
      <text:p text:style-name="P8">}</text:p>
      <text:p text:style-name="P13"/>
      <text:p text:style-name="P8"><text:span text:style-name="T28">if</text:span> (<text:span text:style-name="T20">!</text:span><text:span text:style-name="T25">contato</text:span>) {</text:p>
      <text:p text:style-name="P8"><text:span text:style-name="T25">validationErrors</text:span>.<text:span text:style-name="T26">contato</text:span> <text:span text:style-name="T20">=</text:span> <text:span text:style-name="T22">'O telefone é obrigatório'</text:span>;</text:p>
      <text:p text:style-name="P8">}</text:p>
      <text:p text:style-name="P13"/>
      <text:p text:style-name="P8"><text:span text:style-name="T28">if</text:span> (<text:span text:style-name="T20">!</text:span><text:span text:style-name="T25">opcaoRadio</text:span>) {</text:p>
      <text:p text:style-name="P8"><text:span text:style-name="T25">validationErrors</text:span>.<text:span text:style-name="T26">opcaoRadio</text:span> <text:span text:style-name="T20">=</text:span> <text:span text:style-name="T22">'Selecione uma opção de rádio'</text:span>;</text:p>
      <text:p text:style-name="P8"><text:soft-page-break/>}</text:p>
      <text:p text:style-name="P13"/>
      <text:p text:style-name="P8"><text:span text:style-name="T18">setErrors</text:span>(<text:span text:style-name="T25">validationErrors</text:span>);</text:p>
      <text:p text:style-name="P13"/>
      <text:p text:style-name="P8"><text:span text:style-name="T28">if</text:span> (<text:span text:style-name="T24">Object</text:span>.<text:span text:style-name="T18">keys</text:span>(<text:span text:style-name="T25">validationErrors</text:span>).<text:span text:style-name="T26">length</text:span> <text:span text:style-name="T20">===</text:span> <text:span text:style-name="T27">0</text:span>) {</text:p>
      <text:p text:style-name="P11">// Se não houver erros de validação, você pode enviar os dados do formulário para a API</text:p>
      <text:p text:style-name="P8"><text:span text:style-name="T15">const</text:span> <text:span text:style-name="T25">formData</text:span> <text:span text:style-name="T20">=</text:span> {</text:p>
      <text:p text:style-name="P8"><text:span text:style-name="T26">texto</text:span>,</text:p>
      <text:p text:style-name="P8"><text:span text:style-name="T26">inteiro</text:span>,</text:p>
      <text:p text:style-name="P8"><text:span text:style-name="T26">cpf</text:span>,</text:p>
      <text:p text:style-name="P8"><text:span text:style-name="T26">contato</text:span>,</text:p>
      <text:p text:style-name="P8"><text:span text:style-name="T26">booleano</text:span>,</text:p>
      <text:p text:style-name="P8"><text:span text:style-name="T26">opcaoSelecionada</text:span>,</text:p>
      <text:p text:style-name="P15">opcaoRadio</text:p>
      <text:p text:style-name="P8">}</text:p>
      <text:p text:style-name="P14"/>
      <text:p text:style-name="P11">// Exibindo os dados do formulário no console</text:p>
      <text:p text:style-name="P8"><text:span text:style-name="T26">console</text:span>.<text:span text:style-name="T18">log</text:span>(<text:span text:style-name="T25">formData</text:span>);</text:p>
      <text:p text:style-name="P13"/>
      <text:p text:style-name="P8"><text:span text:style-name="T28">try</text:span> {</text:p>
      <text:p text:style-name="P8"><text:span text:style-name="T15">const</text:span> <text:span text:style-name="T25">response</text:span> <text:span text:style-name="T20">=</text:span> <text:span text:style-name="T28">await</text:span> <text:span text:style-name="T18">fetch</text:span>(<text:span text:style-name="T22">'http://localhost:3333/cadastrarDoador'</text:span>, {</text:p>
      <text:p text:style-name="P8"><text:span text:style-name="T26">method:</text:span> <text:span text:style-name="T22">'POST'</text:span>, <text:span text:style-name="T29">// Método HTTP para enviar os dados</text:span></text:p>
      <text:p text:style-name="P8"><text:span text:style-name="T26">headers:</text:span> {</text:p>
      <text:p text:style-name="P8"><text:span text:style-name="T22">'Content-Type'</text:span><text:span text:style-name="T26">:</text:span> <text:span text:style-name="T22">'application/json'</text:span> <text:span text:style-name="T29">// Tipo de conteúdo do corpo da requisição</text:span></text:p>
      <text:p text:style-name="P8">},</text:p>
      <text:p text:style-name="P8"><text:span text:style-name="T26">body:</text:span> <text:span text:style-name="T26">JSON</text:span>.<text:span text:style-name="T18">stringify</text:span>(<text:span text:style-name="T25">formData</text:span>) <text:span text:style-name="T29">// Dados do formulário convertidos para JSON</text:span></text:p>
      <text:p text:style-name="P8">});</text:p>
      <text:p text:style-name="P13"/>
      <text:p text:style-name="P8"><text:span text:style-name="T28">if</text:span> (<text:span text:style-name="T25">response</text:span>.<text:span text:style-name="T25">ok</text:span>) {</text:p>
      <text:p text:style-name="P8"><text:span text:style-name="T26">console</text:span>.<text:span text:style-name="T18">log</text:span>(<text:span text:style-name="T22">'Dados enviados com sucesso!'</text:span>);</text:p>
      <text:p text:style-name="P8">} <text:span text:style-name="T28">else</text:span> {</text:p>
      <text:p text:style-name="P8"><text:span text:style-name="T26">console</text:span>.<text:span text:style-name="T18">error</text:span>(<text:span text:style-name="T22">'Falha ao enviar os dados.'</text:span>);</text:p>
      <text:p text:style-name="P8"><text:span text:style-name="T26">console</text:span>.<text:span text:style-name="T18">log</text:span>(<text:span text:style-name="T25">response</text:span>);</text:p>
      <text:p text:style-name="P8">}</text:p>
      <text:p text:style-name="P8">} <text:span text:style-name="T28">catch</text:span> (<text:span text:style-name="T26">error</text:span>) { <text:span text:style-name="T26">console</text:span>.<text:span text:style-name="T18">log</text:span>(<text:span text:style-name="T22">'Erro ao enviar os dados:'</text:span>, <text:span text:style-name="T26">error</text:span>); }</text:p>
      <text:p text:style-name="P8">} <text:span text:style-name="T28">else</text:span> {</text:p>
      <text:p text:style-name="P8"><text:span text:style-name="T18">alert</text:span>(<text:span text:style-name="T22">"Dados inválidos!"</text:span>);</text:p>
      <text:p text:style-name="P8">}</text:p>
      <text:p text:style-name="P14"/>
      <text:p text:style-name="P8">};</text:p>
      <text:p text:style-name="P13"/>
      <text:p text:style-name="P8"><text:span text:style-name="T28">return</text:span> (</text:p>
      <text:p text:style-name="P8"><text:span text:style-name="T30">&lt;</text:span><text:span text:style-name="T15">form</text:span> <text:span text:style-name="T26">onSubmit</text:span><text:span text:style-name="T20">=</text:span><text:span text:style-name="T15">{</text:span><text:span text:style-name="T18">handleSubmit</text:span><text:span text:style-name="T15">}</text:span><text:span text:style-name="T30">&gt;</text:span></text:p>
      <text:p text:style-name="P8"><text:span text:style-name="T30">&lt;</text:span><text:span text:style-name="T15">label</text:span><text:span text:style-name="T30">&gt;</text:span></text:p>
      <text:p text:style-name="P8">Nome:</text:p>
      <text:p text:style-name="P8"><text:span text:style-name="T30">&lt;</text:span><text:span text:style-name="T15">input</text:span> <text:span text:style-name="T26">type</text:span><text:span text:style-name="T20">=</text:span><text:span text:style-name="T22">"text"</text:span> <text:span text:style-name="T26">value</text:span><text:span text:style-name="T20">=</text:span><text:span text:style-name="T15">{</text:span><text:span text:style-name="T25">texto</text:span><text:span text:style-name="T15">}</text:span> <text:span text:style-name="T26">onChange</text:span><text:span text:style-name="T20">=</text:span><text:span text:style-name="T15">{</text:span><text:span text:style-name="T20">(</text:span><text:span text:style-name="T26">e</text:span><text:span text:style-name="T20">) </text:span><text:span text:style-name="T15">=&gt;</text:span><text:span text:style-name="T20"> </text:span><text:span text:style-name="T18">setTexto</text:span><text:span text:style-name="T20">(</text:span><text:span text:style-name="T26">e</text:span><text:span text:style-name="T20">.</text:span><text:span text:style-name="T26">target</text:span><text:span text:style-name="T20">.</text:span><text:span text:style-name="T26">value</text:span><text:span text:style-name="T20">)</text:span><text:span text:style-name="T15">}</text:span> <text:span text:style-name="T30">/&gt;</text:span></text:p>
      <text:p text:style-name="P8"><text:span text:style-name="T30">&lt;/</text:span><text:span text:style-name="T15">label</text:span><text:span text:style-name="T30">&gt;</text:span></text:p>
      <text:p text:style-name="P8"><text:span text:style-name="T30">&lt;</text:span><text:span text:style-name="T15">br</text:span> <text:span text:style-name="T30">/&gt;</text:span></text:p>
      <text:p text:style-name="P8"><text:span text:style-name="T30">&lt;</text:span><text:span text:style-name="T15">label</text:span><text:span text:style-name="T30">&gt;</text:span></text:p>
      <text:p text:style-name="P8"><text:soft-page-break/>Código:</text:p>
      <text:p text:style-name="P8"><text:span text:style-name="T30">&lt;</text:span><text:span text:style-name="T15">input</text:span> <text:span text:style-name="T26">type</text:span><text:span text:style-name="T20">=</text:span><text:span text:style-name="T22">"number"</text:span> <text:span text:style-name="T26">value</text:span><text:span text:style-name="T20">=</text:span><text:span text:style-name="T15">{</text:span><text:span text:style-name="T25">inteiro</text:span><text:span text:style-name="T15">}</text:span> <text:span text:style-name="T26">onChange</text:span><text:span text:style-name="T20">=</text:span><text:span text:style-name="T15">{</text:span><text:span text:style-name="T20">(</text:span><text:span text:style-name="T26">e</text:span><text:span text:style-name="T20">) </text:span><text:span text:style-name="T15">=&gt;</text:span><text:span text:style-name="T20"> </text:span><text:span text:style-name="T18">setInteiro</text:span><text:span text:style-name="T20">(</text:span><text:span text:style-name="T18">parseInt</text:span><text:span text:style-name="T20">(</text:span><text:span text:style-name="T26">e</text:span><text:span text:style-name="T20">.</text:span><text:span text:style-name="T26">target</text:span><text:span text:style-name="T20">.</text:span><text:span text:style-name="T26">value</text:span><text:span text:style-name="T20">))</text:span><text:span text:style-name="T15">}</text:span> <text:span text:style-name="T30">/&gt;</text:span></text:p>
      <text:p text:style-name="P8"><text:span text:style-name="T30">&lt;/</text:span><text:span text:style-name="T15">label</text:span><text:span text:style-name="T30">&gt;</text:span></text:p>
      <text:p text:style-name="P8"><text:span text:style-name="T30">&lt;</text:span><text:span text:style-name="T15">br</text:span> <text:span text:style-name="T30">/&gt;</text:span></text:p>
      <text:p text:style-name="P8"><text:span text:style-name="T30">&lt;</text:span><text:span text:style-name="T15">label</text:span><text:span text:style-name="T30">&gt;</text:span></text:p>
      <text:p text:style-name="P8">CPF:</text:p>
      <text:p text:style-name="P8"><text:span text:style-name="T30">&lt;</text:span><text:span text:style-name="T15">input</text:span> <text:span text:style-name="T26">type</text:span><text:span text:style-name="T20">=</text:span><text:span text:style-name="T22">"text"</text:span> <text:span text:style-name="T26">value</text:span><text:span text:style-name="T20">=</text:span><text:span text:style-name="T15">{</text:span><text:span text:style-name="T25">cpf</text:span><text:span text:style-name="T15">}</text:span> <text:span text:style-name="T26">onChange</text:span><text:span text:style-name="T20">=</text:span><text:span text:style-name="T15">{</text:span><text:span text:style-name="T20">(</text:span><text:span text:style-name="T26">e</text:span><text:span text:style-name="T20">) </text:span><text:span text:style-name="T15">=&gt;</text:span><text:span text:style-name="T20"> </text:span><text:span text:style-name="T18">setCpf</text:span><text:span text:style-name="T20">(</text:span><text:span text:style-name="T26">e</text:span><text:span text:style-name="T20">.</text:span><text:span text:style-name="T26">target</text:span><text:span text:style-name="T20">.</text:span><text:span text:style-name="T26">value</text:span><text:span text:style-name="T20">)</text:span><text:span text:style-name="T15">}</text:span> <text:span text:style-name="T30">/&gt;</text:span></text:p>
      <text:p text:style-name="P8"><text:span text:style-name="T30">&lt;/</text:span><text:span text:style-name="T15">label</text:span><text:span text:style-name="T30">&gt;</text:span></text:p>
      <text:p text:style-name="P8"><text:span text:style-name="T30">&lt;</text:span><text:span text:style-name="T15">br</text:span> <text:span text:style-name="T30">/&gt;</text:span></text:p>
      <text:p text:style-name="P8"><text:span text:style-name="T30">&lt;</text:span><text:span text:style-name="T15">label</text:span><text:span text:style-name="T30">&gt;</text:span></text:p>
      <text:p text:style-name="P8">Contato:</text:p>
      <text:p text:style-name="P8"><text:span text:style-name="T30">&lt;</text:span><text:span text:style-name="T15">input</text:span> <text:span text:style-name="T26">type</text:span><text:span text:style-name="T20">=</text:span><text:span text:style-name="T22">"text"</text:span> <text:span text:style-name="T26">value</text:span><text:span text:style-name="T20">=</text:span><text:span text:style-name="T15">{</text:span><text:span text:style-name="T25">contato</text:span><text:span text:style-name="T15">}</text:span> <text:span text:style-name="T26">onChange</text:span><text:span text:style-name="T20">=</text:span><text:span text:style-name="T15">{</text:span><text:span text:style-name="T20">(</text:span><text:span text:style-name="T26">e</text:span><text:span text:style-name="T20">) </text:span><text:span text:style-name="T15">=&gt;</text:span><text:span text:style-name="T20"> </text:span><text:span text:style-name="T18">setContato</text:span><text:span text:style-name="T20">(</text:span><text:span text:style-name="T26">e</text:span><text:span text:style-name="T20">.</text:span><text:span text:style-name="T26">target</text:span><text:span text:style-name="T20">.</text:span><text:span text:style-name="T26">value</text:span><text:span text:style-name="T20">)</text:span><text:span text:style-name="T15">}</text:span> <text:span text:style-name="T30">/&gt;</text:span></text:p>
      <text:p text:style-name="P8"><text:span text:style-name="T30">&lt;/</text:span><text:span text:style-name="T15">label</text:span><text:span text:style-name="T30">&gt;</text:span></text:p>
      <text:p text:style-name="P8"><text:span text:style-name="T30">&lt;</text:span><text:span text:style-name="T15">br</text:span> <text:span text:style-name="T30">/&gt;</text:span></text:p>
      <text:p text:style-name="P8"><text:span text:style-name="T30">&lt;</text:span><text:span text:style-name="T15">label</text:span><text:span text:style-name="T30">&gt;</text:span></text:p>
      <text:p text:style-name="P8">Status:</text:p>
      <text:p text:style-name="P8"><text:span text:style-name="T30">&lt;</text:span><text:span text:style-name="T15">input</text:span> <text:span text:style-name="T26">type</text:span><text:span text:style-name="T20">=</text:span><text:span text:style-name="T22">"checkbox"</text:span> <text:span text:style-name="T26">checked</text:span><text:span text:style-name="T20">=</text:span><text:span text:style-name="T15">{</text:span><text:span text:style-name="T25">booleano</text:span><text:span text:style-name="T15">}</text:span> <text:span text:style-name="T26">onChange</text:span><text:span text:style-name="T20">=</text:span><text:span text:style-name="T15">{</text:span><text:span text:style-name="T20">(</text:span><text:span text:style-name="T26">e</text:span><text:span text:style-name="T20">) </text:span><text:span text:style-name="T15">=&gt;</text:span><text:span text:style-name="T20"> </text:span><text:span text:style-name="T18">setBooleano</text:span><text:span text:style-name="T20">(</text:span><text:span text:style-name="T26">e</text:span><text:span text:style-name="T20">.</text:span><text:span text:style-name="T26">target</text:span><text:span text:style-name="T20">.</text:span><text:span text:style-name="T26">checked</text:span><text:span text:style-name="T20">)</text:span><text:span text:style-name="T15">}</text:span> <text:span text:style-name="T30">/&gt;</text:span></text:p>
      <text:p text:style-name="P8"><text:span text:style-name="T30">&lt;/</text:span><text:span text:style-name="T15">label</text:span><text:span text:style-name="T30">&gt;</text:span></text:p>
      <text:p text:style-name="P8"><text:span text:style-name="T30">&lt;</text:span><text:span text:style-name="T15">br</text:span> <text:span text:style-name="T30">/&gt;</text:span></text:p>
      <text:p text:style-name="P8"><text:span text:style-name="T30">&lt;</text:span><text:span text:style-name="T15">label</text:span><text:span text:style-name="T30">&gt;</text:span></text:p>
      <text:p text:style-name="P8">Tipo Sanguíneo:</text:p>
      <text:p text:style-name="P8"><text:span text:style-name="T30">&lt;</text:span><text:span text:style-name="T15">select</text:span> <text:span text:style-name="T26">value</text:span><text:span text:style-name="T20">=</text:span><text:span text:style-name="T15">{</text:span><text:span text:style-name="T25">opcaoSelecionada</text:span><text:span text:style-name="T15">}</text:span> <text:span text:style-name="T26">onChange</text:span><text:span text:style-name="T20">=</text:span><text:span text:style-name="T15">{</text:span><text:span text:style-name="T20">(</text:span><text:span text:style-name="T26">e</text:span><text:span text:style-name="T20">) </text:span><text:span text:style-name="T15">=&gt;</text:span><text:span text:style-name="T20"> </text:span><text:span text:style-name="T18">setOpcaoSelecionada</text:span><text:span text:style-name="T20">(</text:span><text:span text:style-name="T26">e</text:span><text:span text:style-name="T20">.</text:span><text:span text:style-name="T26">target</text:span><text:span text:style-name="T20">.</text:span><text:span text:style-name="T26">value</text:span><text:span text:style-name="T20">)</text:span><text:span text:style-name="T15">}</text:span><text:span text:style-name="T30">&gt;</text:span></text:p>
      <text:p text:style-name="P8"><text:span text:style-name="T30">&lt;</text:span><text:span text:style-name="T15">option</text:span> <text:span text:style-name="T26">value</text:span><text:span text:style-name="T20">=</text:span><text:span text:style-name="T22">""</text:span><text:span text:style-name="T30">&gt;</text:span>Selecione uma opção<text:span text:style-name="T30">&lt;/</text:span><text:span text:style-name="T15">option</text:span><text:span text:style-name="T30">&gt;</text:span></text:p>
      <text:p text:style-name="P8"><text:span text:style-name="T30">&lt;</text:span><text:span text:style-name="T15">option</text:span> <text:span text:style-name="T26">value</text:span><text:span text:style-name="T20">=</text:span><text:span text:style-name="T22">"A"</text:span><text:span text:style-name="T30">&gt;</text:span>A<text:span text:style-name="T30">&lt;/</text:span><text:span text:style-name="T15">option</text:span><text:span text:style-name="T30">&gt;</text:span></text:p>
      <text:p text:style-name="P8"><text:span text:style-name="T30">&lt;</text:span><text:span text:style-name="T15">option</text:span> <text:span text:style-name="T26">value</text:span><text:span text:style-name="T20">=</text:span><text:span text:style-name="T22">"B"</text:span><text:span text:style-name="T30">&gt;</text:span>B<text:span text:style-name="T30">&lt;/</text:span><text:span text:style-name="T15">option</text:span><text:span text:style-name="T30">&gt;</text:span></text:p>
      <text:p text:style-name="P8"><text:span text:style-name="T30">&lt;</text:span><text:span text:style-name="T15">option</text:span> <text:span text:style-name="T26">value</text:span><text:span text:style-name="T20">=</text:span><text:span text:style-name="T22">"AB"</text:span><text:span text:style-name="T30">&gt;</text:span>AB<text:span text:style-name="T30">&lt;/</text:span><text:span text:style-name="T15">option</text:span><text:span text:style-name="T30">&gt;</text:span></text:p>
      <text:p text:style-name="P8"><text:span text:style-name="T30">&lt;</text:span><text:span text:style-name="T15">option</text:span> <text:span text:style-name="T26">value</text:span><text:span text:style-name="T20">=</text:span><text:span text:style-name="T22">"O"</text:span><text:span text:style-name="T30">&gt;</text:span>O<text:span text:style-name="T30">&lt;/</text:span><text:span text:style-name="T15">option</text:span><text:span text:style-name="T30">&gt;</text:span></text:p>
      <text:p text:style-name="P8"><text:span text:style-name="T30">&lt;/</text:span><text:span text:style-name="T15">select</text:span><text:span text:style-name="T30">&gt;</text:span></text:p>
      <text:p text:style-name="P8"><text:span text:style-name="T30">&lt;/</text:span><text:span text:style-name="T15">label</text:span><text:span text:style-name="T30">&gt;</text:span></text:p>
      <text:p text:style-name="P8"><text:span text:style-name="T30">&lt;</text:span><text:span text:style-name="T15">br</text:span> <text:span text:style-name="T30">/&gt;</text:span></text:p>
      <text:p text:style-name="P8"><text:span text:style-name="T30">&lt;</text:span><text:span text:style-name="T15">label</text:span><text:span text:style-name="T30">&gt;</text:span></text:p>
      <text:p text:style-name="P8">Opções de Radio:</text:p>
      <text:p text:style-name="P8"><text:span text:style-name="T30">&lt;</text:span><text:span text:style-name="T15">label</text:span><text:span text:style-name="T30">&gt;</text:span></text:p>
      <text:p text:style-name="P8"><text:span text:style-name="T30">&lt;</text:span><text:span text:style-name="T15">input</text:span> <text:span text:style-name="T26">type</text:span><text:span text:style-name="T20">=</text:span><text:span text:style-name="T22">"radio"</text:span> <text:span text:style-name="T26">value</text:span><text:span text:style-name="T20">=</text:span><text:span text:style-name="T22">"Positivo"</text:span> <text:span text:style-name="T26">checked</text:span><text:span text:style-name="T20">=</text:span><text:span text:style-name="T15">{</text:span><text:span text:style-name="T25">opcaoRadio</text:span><text:span text:style-name="T20"> === </text:span><text:span text:style-name="T22">'+'</text:span><text:span text:style-name="T15">}</text:span> <text:span text:style-name="T26">onChange</text:span><text:span text:style-name="T20">=</text:span><text:span text:style-name="T15">{</text:span><text:span text:style-name="T20">() </text:span><text:span text:style-name="T15">=&gt;</text:span><text:span text:style-name="T20"> </text:span><text:span text:style-name="T18">setOpcaoRadio</text:span><text:span text:style-name="T20">(</text:span><text:span text:style-name="T22">'+'</text:span><text:span text:style-name="T20">)</text:span><text:span text:style-name="T15">}</text:span> <text:span text:style-name="T30">/&gt;</text:span></text:p>
      <text:p text:style-name="P8">Positivo</text:p>
      <text:p text:style-name="P8"><text:span text:style-name="T30">&lt;/</text:span><text:span text:style-name="T15">label</text:span><text:span text:style-name="T30">&gt;</text:span></text:p>
      <text:p text:style-name="P8"><text:span text:style-name="T30">&lt;</text:span><text:span text:style-name="T15">label</text:span><text:span text:style-name="T30">&gt;</text:span></text:p>
      <text:p text:style-name="P8"><text:span text:style-name="T30">&lt;</text:span><text:span text:style-name="T15">input</text:span> <text:span text:style-name="T26">type</text:span><text:span text:style-name="T20">=</text:span><text:span text:style-name="T22">"radio"</text:span> <text:span text:style-name="T26">value</text:span><text:span text:style-name="T20">=</text:span><text:span text:style-name="T22">"Negativo"</text:span> <text:span text:style-name="T26">checked</text:span><text:span text:style-name="T20">=</text:span><text:span text:style-name="T15">{</text:span><text:span text:style-name="T25">opcaoRadio</text:span><text:span text:style-name="T20"> === </text:span><text:span text:style-name="T22">'-'</text:span><text:span text:style-name="T15">}</text:span> <text:span text:style-name="T26">onChange</text:span><text:span text:style-name="T20">=</text:span><text:span text:style-name="T15">{</text:span><text:span text:style-name="T20">() </text:span><text:span text:style-name="T15">=&gt;</text:span><text:span text:style-name="T20"> </text:span><text:span text:style-name="T18">setOpcaoRadio</text:span><text:span text:style-name="T20">(</text:span><text:span text:style-name="T22">'-'</text:span><text:span text:style-name="T20">)</text:span><text:span text:style-name="T15">}</text:span> <text:span text:style-name="T30">/&gt;</text:span></text:p>
      <text:p text:style-name="P8">Negativo</text:p>
      <text:p text:style-name="P8"><text:span text:style-name="T30">&lt;/</text:span><text:span text:style-name="T15">label</text:span><text:span text:style-name="T30">&gt;</text:span></text:p>
      <text:p text:style-name="P8"><text:span text:style-name="T30">&lt;/</text:span><text:span text:style-name="T15">label</text:span><text:span text:style-name="T30">&gt;</text:span></text:p>
      <text:p text:style-name="P8"><text:span text:style-name="T30">&lt;</text:span><text:span text:style-name="T15">br</text:span> <text:span text:style-name="T30">/&gt;</text:span></text:p>
      <text:p text:style-name="P8"><text:span text:style-name="T30">&lt;</text:span><text:span text:style-name="T15">button</text:span> <text:span text:style-name="T26">type</text:span><text:span text:style-name="T20">=</text:span><text:span text:style-name="T22">"submit"</text:span><text:span text:style-name="T30">&gt;</text:span>Enviar<text:span text:style-name="T30">&lt;/</text:span><text:span text:style-name="T15">button</text:span><text:span text:style-name="T30">&gt;</text:span></text:p>
      <text:p text:style-name="P8"><text:span text:style-name="T30">&lt;/</text:span><text:span text:style-name="T15">form</text:span><text:span text:style-name="T30">&gt;</text:span></text:p>
      <text:p text:style-name="P8">);</text:p>
      <text:p text:style-name="P8">};</text:p>
      <text:p text:style-name="P13"><text:soft-page-break/></text:p>
      <text:p text:style-name="P8"><text:span text:style-name="T28">export</text:span> <text:span text:style-name="T28">default</text:span> <text:span text:style-name="T18">Formulario</text:span>;</text:p>
      <text:p text:style-name="P2"/>
      <text:p text:style-name="P3"/>
      <text:p text:style-name="P3">---------------------------------------------------------------------------------------------------</text:p>
      <text:p text:style-name="P3">O arquivo routes.js deve ficar assim:</text:p>
      <text:p text:style-name="P3"/>
      <text:p text:style-name="P9"><text:span text:style-name="T16">const</text:span><text:span text:style-name="T17"> </text:span><text:span text:style-name="T19">express</text:span><text:span text:style-name="T17"> </text:span><text:span text:style-name="T21">=</text:span><text:span text:style-name="T17"> </text:span><text:span text:style-name="T19">require</text:span><text:span text:style-name="T17">(</text:span><text:span text:style-name="T23">'express'</text:span><text:span text:style-name="T17">)</text:span></text:p>
      <text:p text:style-name="P8"><text:span text:style-name="T15">const</text:span> { <text:span text:style-name="T24">Pool</text:span> } <text:span text:style-name="T20">=</text:span> <text:span text:style-name="T18">require</text:span>(<text:span text:style-name="T22">'pg'</text:span>);</text:p>
      <text:p text:style-name="P8"><text:span text:style-name="T15">const</text:span> <text:span text:style-name="T25">routes</text:span> <text:span text:style-name="T20">=</text:span> <text:span text:style-name="T18">express</text:span>.<text:span text:style-name="T18">Router</text:span>();</text:p>
      <text:p text:style-name="P13"/>
      <text:p text:style-name="P8"><text:span text:style-name="T15">const</text:span> <text:span text:style-name="T25">pool</text:span> <text:span text:style-name="T20">=</text:span> <text:span text:style-name="T15">new</text:span> <text:span text:style-name="T24">Pool</text:span>({</text:p>
      <text:p text:style-name="P8"><text:span text:style-name="T26">user:</text:span> <text:span text:style-name="T22">'postgres'</text:span>,</text:p>
      <text:p text:style-name="P8"><text:span text:style-name="T26">host:</text:span> <text:span text:style-name="T22">'localhost'</text:span>,</text:p>
      <text:p text:style-name="P8"><text:span text:style-name="T26">database:</text:span> <text:span text:style-name="T22">'postgres'</text:span>,</text:p>
      <text:p text:style-name="P8"><text:span text:style-name="T26">password:</text:span> <text:span text:style-name="T22">'12345'</text:span>,</text:p>
      <text:p text:style-name="P8"><text:span text:style-name="T26">port:</text:span> <text:span text:style-name="T27">5433</text:span>,</text:p>
      <text:p text:style-name="P8">});</text:p>
      <text:p text:style-name="P13"/>
      <text:p text:style-name="P8"><text:span text:style-name="T25">routes</text:span>.<text:span text:style-name="T18">get</text:span>(<text:span text:style-name="T22">'/doador'</text:span>, <text:span text:style-name="T15">async</text:span> (<text:span text:style-name="T26">req</text:span>, <text:span text:style-name="T26">res</text:span>) <text:span text:style-name="T15">=&gt;</text:span> {</text:p>
      <text:p text:style-name="P8"><text:span text:style-name="T28">try</text:span> {</text:p>
      <text:p text:style-name="P8"><text:span text:style-name="T15">const</text:span> <text:span text:style-name="T25">client</text:span> <text:span text:style-name="T20">=</text:span> <text:span text:style-name="T28">await</text:span> <text:span text:style-name="T25">pool</text:span>.<text:span text:style-name="T18">connect</text:span>();</text:p>
      <text:p text:style-name="P8"><text:span text:style-name="T15">const</text:span> <text:span text:style-name="T25">result</text:span> <text:span text:style-name="T20">=</text:span> <text:span text:style-name="T28">await</text:span> <text:span text:style-name="T25">client</text:span>.<text:span text:style-name="T18">query</text:span>(<text:span text:style-name="T22">"SELECT * FROM DOADOR WHERE situacao = 'Ativo'"</text:span>);</text:p>
      <text:p text:style-name="P8"><text:span text:style-name="T15">const</text:span> <text:span text:style-name="T25">doador</text:span> <text:span text:style-name="T20">=</text:span> <text:span text:style-name="T25">result</text:span>.<text:span text:style-name="T26">rows</text:span>;</text:p>
      <text:p text:style-name="P8"><text:span text:style-name="T25">client</text:span>.<text:span text:style-name="T18">release</text:span>();</text:p>
      <text:p text:style-name="P8"><text:span text:style-name="T26">res</text:span>.<text:span text:style-name="T18">json</text:span>(<text:span text:style-name="T25">doador</text:span>);</text:p>
      <text:p text:style-name="P8">} <text:span text:style-name="T28">catch</text:span> (<text:span text:style-name="T26">err</text:span>) {</text:p>
      <text:p text:style-name="P8"><text:span text:style-name="T26">console</text:span>.<text:span text:style-name="T18">error</text:span>(<text:span text:style-name="T22">'Erro ao buscar usuários'</text:span>, <text:span text:style-name="T26">err</text:span>);</text:p>
      <text:p text:style-name="P8"><text:span text:style-name="T26">res</text:span>.<text:span text:style-name="T18">status</text:span>(<text:span text:style-name="T27">500</text:span>).<text:span text:style-name="T18">json</text:span>({ <text:span text:style-name="T26">error:</text:span> <text:span text:style-name="T22">'Erro ao buscar usuários'</text:span> });</text:p>
      <text:p text:style-name="P8">}</text:p>
      <text:p text:style-name="P8">})</text:p>
      <text:p text:style-name="P13"/>
      <text:p text:style-name="P8"><text:span text:style-name="T25">routes</text:span>.<text:span text:style-name="T18">post</text:span>(<text:span text:style-name="T22">'/cadastrarDoador'</text:span>, <text:span text:style-name="T15">async</text:span> (<text:span text:style-name="T26">req</text:span>, <text:span text:style-name="T26">res</text:span>) <text:span text:style-name="T15">=&gt;</text:span> {</text:p>
      <text:p text:style-name="P8"><text:span text:style-name="T28">try</text:span> {</text:p>
      <text:p text:style-name="P8"><text:span text:style-name="T15">const</text:span> { <text:span text:style-name="T25">texto</text:span>, <text:span text:style-name="T25">inteiro</text:span>, <text:span text:style-name="T25">cpf</text:span>, <text:span text:style-name="T25">contato</text:span>, <text:span text:style-name="T25">opcaoSelecionada</text:span>, <text:span text:style-name="T25">opcaoRadio</text:span> } <text:span text:style-name="T20">=</text:span> <text:span text:style-name="T26">req</text:span>.<text:span text:style-name="T26">body</text:span>;</text:p>
      <text:p text:style-name="P8"><text:span text:style-name="T26">console</text:span>.<text:span text:style-name="T18">log</text:span>(<text:span text:style-name="T22">'Backend:'</text:span>, <text:span text:style-name="T25">texto</text:span>, <text:span text:style-name="T25">inteiro</text:span>, <text:span text:style-name="T25">cpf</text:span>, <text:span text:style-name="T25">contato</text:span>, <text:span text:style-name="T25">opcaoSelecionada</text:span>, <text:span text:style-name="T25">opcaoRadio</text:span>);</text:p>
      <text:p text:style-name="P13"/>
      <text:p text:style-name="P8"><text:span text:style-name="T15">const</text:span> <text:span text:style-name="T25">client</text:span> <text:span text:style-name="T20">=</text:span> <text:span text:style-name="T28">await</text:span> <text:span text:style-name="T25">pool</text:span>.<text:span text:style-name="T18">connect</text:span>();</text:p>
      <text:p text:style-name="P8"><text:span text:style-name="T15">const</text:span> <text:span text:style-name="T25">result</text:span> <text:span text:style-name="T20">=</text:span> <text:span text:style-name="T28">await</text:span> <text:span text:style-name="T25">client</text:span>.<text:span text:style-name="T18">query</text:span>(</text:p>
      <text:p text:style-name="P8"><text:span text:style-name="T22">'INSERT INTO doador (nome, codigo, cpf, contato, tipo_sanguineo, rh, tipo_rh_corretos, situacao) VALUES ($1, $2, $3, $4, $5, $6, $7, $8) RETURNING *'</text:span>,</text:p>
      <text:p text:style-name="P8">[<text:span text:style-name="T25">texto</text:span>, <text:span text:style-name="T25">inteiro</text:span>, <text:span text:style-name="T25">cpf</text:span>, <text:span text:style-name="T25">contato</text:span>, <text:span text:style-name="T25">opcaoSelecionada</text:span>, <text:span text:style-name="T25">opcaoRadio</text:span>, <text:span text:style-name="T15">true</text:span>, <text:span text:style-name="T22">'Ativo'</text:span>]</text:p>
      <text:p text:style-name="P8">);</text:p>
      <text:p text:style-name="P13"/>
      <text:p text:style-name="P8"><text:span text:style-name="T15">const</text:span> <text:span text:style-name="T25">newItem</text:span> <text:span text:style-name="T20">=</text:span> <text:span text:style-name="T25">result</text:span>.<text:span text:style-name="T26">rows</text:span>[<text:span text:style-name="T27">0</text:span>];</text:p>
      <text:p text:style-name="P8"><text:span text:style-name="T25">client</text:span>.<text:span text:style-name="T18">release</text:span>();</text:p>
      <text:p text:style-name="P8"><text:span text:style-name="T26">res</text:span>.<text:span text:style-name="T18">json</text:span>(<text:span text:style-name="T25">newItem</text:span>);</text:p>
      <text:p text:style-name="P8">} <text:span text:style-name="T28">catch</text:span> (<text:span text:style-name="T26">err</text:span>) {</text:p>
      <text:p text:style-name="P8"><text:span text:style-name="T26">console</text:span>.<text:span text:style-name="T18">error</text:span>(<text:span text:style-name="T26">err</text:span>);</text:p>
      <text:p text:style-name="P8"><text:span text:style-name="T26">res</text:span>.<text:span text:style-name="T18">status</text:span>(<text:span text:style-name="T27">500</text:span>).<text:span text:style-name="T18">json</text:span>({ <text:span text:style-name="T26">message:</text:span> <text:span text:style-name="T22">'Erro interno do servidor'</text:span> });</text:p>
      <text:p text:style-name="P8">}</text:p>
      <text:p text:style-name="P8"><text:soft-page-break/>});</text:p>
      <text:p text:style-name="P13"/>
      <text:p text:style-name="P8"><text:span text:style-name="T25">routes</text:span>.<text:span text:style-name="T18">post</text:span>(<text:span text:style-name="T22">'/excluirDoador/:id'</text:span>, <text:span text:style-name="T15">async</text:span> (<text:span text:style-name="T26">req</text:span>, <text:span text:style-name="T26">res</text:span>) <text:span text:style-name="T15">=&gt;</text:span> {</text:p>
      <text:p text:style-name="P8"><text:span text:style-name="T15">const</text:span> <text:span text:style-name="T25">id</text:span> <text:span text:style-name="T20">=</text:span> <text:span text:style-name="T26">req</text:span>.<text:span text:style-name="T26">params</text:span>.<text:span text:style-name="T26">id</text:span>;</text:p>
      <text:p text:style-name="P8"><text:span text:style-name="T15">const</text:span> { <text:span text:style-name="T25">nome</text:span>, <text:span text:style-name="T25">cpf</text:span>, <text:span text:style-name="T25">contato</text:span>, <text:span text:style-name="T25">tipo_sanguineo</text:span>, <text:span text:style-name="T25">rh</text:span>, <text:span text:style-name="T25">tipo_rh_corretos</text:span>, <text:span text:style-name="T25">situacao</text:span> } <text:span text:style-name="T20">=</text:span> <text:span text:style-name="T26">req</text:span>.<text:span text:style-name="T26">body</text:span>;</text:p>
      <text:p text:style-name="P13"/>
      <text:p text:style-name="P8"><text:span text:style-name="T28">try</text:span> {</text:p>
      <text:p text:style-name="P8"><text:span text:style-name="T15">const</text:span> <text:span text:style-name="T25">client</text:span> <text:span text:style-name="T20">=</text:span> <text:span text:style-name="T28">await</text:span> <text:span text:style-name="T25">pool</text:span>.<text:span text:style-name="T18">connect</text:span>();</text:p>
      <text:p text:style-name="P8"><text:span text:style-name="T15">const</text:span> <text:span text:style-name="T25">result</text:span> <text:span text:style-name="T20">=</text:span> <text:span text:style-name="T28">await</text:span> <text:span text:style-name="T25">client</text:span>.<text:span text:style-name="T18">query</text:span>(<text:span text:style-name="T22">"UPDATE DOADOR SET situacao = 'Inativo' WHERE codigo = $1"</text:span>, [<text:span text:style-name="T25">id</text:span>]);</text:p>
      <text:p text:style-name="P8"><text:span text:style-name="T25">client</text:span>.<text:span text:style-name="T18">release</text:span>();</text:p>
      <text:p text:style-name="P11">// Após a atualização, você pode enviar uma resposta de sucesso</text:p>
      <text:p text:style-name="P8"><text:span text:style-name="T26">res</text:span>.<text:span text:style-name="T18">status</text:span>(<text:span text:style-name="T27">200</text:span>).<text:span text:style-name="T18">json</text:span>({ <text:span text:style-name="T26">message:</text:span> <text:span text:style-name="T22">'Doador excluído com sucesso'</text:span> });</text:p>
      <text:p text:style-name="P8">} <text:span text:style-name="T28">catch</text:span> (<text:span text:style-name="T26">err</text:span>) {</text:p>
      <text:p text:style-name="P8"><text:span text:style-name="T26">console</text:span>.<text:span text:style-name="T18">error</text:span>(<text:span text:style-name="T22">'Erro ao atualizar doador:'</text:span>, <text:span text:style-name="T26">err</text:span>);</text:p>
      <text:p text:style-name="P8"><text:span text:style-name="T26">res</text:span>.<text:span text:style-name="T18">status</text:span>(<text:span text:style-name="T27">500</text:span>).<text:span text:style-name="T18">json</text:span>({ <text:span text:style-name="T26">error:</text:span> <text:span text:style-name="T22">'Erro ao atualizar doador'</text:span> });</text:p>
      <text:p text:style-name="P8">}</text:p>
      <text:p text:style-name="P8">});</text:p>
      <text:p text:style-name="P13"/>
      <text:p text:style-name="P8"><text:span text:style-name="T25">module</text:span>.<text:span text:style-name="T25">exports</text:span> <text:span text:style-name="T20">=</text:span> <text:span text:style-name="T25">routes</text:span>;</text:p>
      <text:p text:style-name="P8"/>
      <text:p text:style-name="P7"><text:span text:style-name="T6"/></text:p>
      <text:p text:style-name="P7">---------------------------------------------------------------------------------------------------</text:p>
      <text:p text:style-name="P7">O arquivo <text:span text:style-name="T31">App.css</text:span> deve ficar assim:</text:p>
      <text:p text:style-name="P7"/>
      <text:p text:style-name="P12">/* Import Google Fonts */</text:p>
      <text:p text:style-name="P8"><text:span text:style-name="T28">@import</text:span> <text:span text:style-name="T18">url</text:span>(<text:span text:style-name="T22">'https://fonts.googleapis.com/css2?family=Roboto:wght@400;700&amp;display=swap'</text:span>);</text:p>
      <text:p text:style-name="P13"/>
      <text:p text:style-name="P11">/* Estilos globais */</text:p>
      <text:p text:style-name="P8"><text:span text:style-name="T32">body</text:span> {</text:p>
      <text:p text:style-name="P8"><text:span text:style-name="T26">font-family</text:span>: <text:span text:style-name="T22">'Roboto'</text:span>, <text:span text:style-name="T22">sans-serif</text:span>;</text:p>
      <text:p text:style-name="P8"><text:span text:style-name="T26">margin</text:span>: <text:span text:style-name="T27">0</text:span>;</text:p>
      <text:p text:style-name="P8"><text:span text:style-name="T26">padding</text:span>: <text:span text:style-name="T27">0</text:span>;</text:p>
      <text:p text:style-name="P8"><text:span text:style-name="T26">background-color</text:span>: <text:span text:style-name="T22">#f9f9f9</text:span>;</text:p>
      <text:p text:style-name="P8">}</text:p>
      <text:p text:style-name="P13"/>
      <text:p text:style-name="P8"><text:span text:style-name="T32">.container</text:span> {</text:p>
      <text:p text:style-name="P8"><text:span text:style-name="T26">display</text:span>: <text:span text:style-name="T22">flex</text:span>;</text:p>
      <text:p text:style-name="P8"><text:span text:style-name="T26">flex-direction</text:span>: <text:span text:style-name="T22">column</text:span>;</text:p>
      <text:p text:style-name="P8"><text:span text:style-name="T26">align-items</text:span>: <text:span text:style-name="T22">center</text:span>;</text:p>
      <text:p text:style-name="P8"><text:span text:style-name="T26">padding</text:span>: <text:span text:style-name="T27">20px</text:span>;</text:p>
      <text:p text:style-name="P8">}</text:p>
      <text:p text:style-name="P13"/>
      <text:p text:style-name="P8"><text:span text:style-name="T32">.menu</text:span> {</text:p>
      <text:p text:style-name="P8"><text:span text:style-name="T26">display</text:span>: <text:span text:style-name="T22">flex</text:span>;</text:p>
      <text:p text:style-name="P8"><text:span text:style-name="T26">gap</text:span>: <text:span text:style-name="T27">20px</text:span>;</text:p>
      <text:p text:style-name="P8"><text:span text:style-name="T26">margin-bottom</text:span>: <text:span text:style-name="T27">20px</text:span>;</text:p>
      <text:p text:style-name="P8">}</text:p>
      <text:p text:style-name="P13"/>
      <text:p text:style-name="P8"><text:span text:style-name="T32">.card</text:span> {</text:p>
      <text:p text:style-name="P8"><text:soft-page-break/><text:span text:style-name="T26">display</text:span>: <text:span text:style-name="T22">flex</text:span>;</text:p>
      <text:p text:style-name="P8"><text:span text:style-name="T26">align-items</text:span>: <text:span text:style-name="T22">center</text:span>;</text:p>
      <text:p text:style-name="P8"><text:span text:style-name="T26">justify-content</text:span>: <text:span text:style-name="T22">center</text:span>;</text:p>
      <text:p text:style-name="P8"><text:span text:style-name="T26">width</text:span>: <text:span text:style-name="T27">150px</text:span>;</text:p>
      <text:p text:style-name="P8"><text:span text:style-name="T26">height</text:span>: <text:span text:style-name="T27">100px</text:span>;</text:p>
      <text:p text:style-name="P8"><text:span text:style-name="T26">background-color</text:span>: <text:span text:style-name="T22">#f0f0f0</text:span>;</text:p>
      <text:p text:style-name="P8"><text:span text:style-name="T26">border-radius</text:span>: <text:span text:style-name="T27">8px</text:span>;</text:p>
      <text:p text:style-name="P8"><text:span text:style-name="T26">box-shadow</text:span>: <text:span text:style-name="T27">0</text:span> <text:span text:style-name="T27">4px</text:span> <text:span text:style-name="T27">8px</text:span> <text:span text:style-name="T18">rgba</text:span>(<text:span text:style-name="T27">0</text:span>, <text:span text:style-name="T27">0</text:span>, <text:span text:style-name="T27">0</text:span>, <text:span text:style-name="T27">0.1</text:span>);</text:p>
      <text:p text:style-name="P8"><text:span text:style-name="T26">text-decoration</text:span>: <text:span text:style-name="T22">none</text:span>;</text:p>
      <text:p text:style-name="P8"><text:span text:style-name="T26">color</text:span>: <text:span text:style-name="T22">inherit</text:span>;</text:p>
      <text:p text:style-name="P8"><text:span text:style-name="T26">transition</text:span>: transform <text:span text:style-name="T27">0.2s</text:span>, box-shadow <text:span text:style-name="T27">0.2s</text:span>;</text:p>
      <text:p text:style-name="P8">}</text:p>
      <text:p text:style-name="P13"/>
      <text:p text:style-name="P8"><text:span text:style-name="T32">.card:hover</text:span> {</text:p>
      <text:p text:style-name="P8"><text:span text:style-name="T26">transform</text:span>: <text:span text:style-name="T18">translateY</text:span>(<text:span text:style-name="T27">-5px</text:span>);</text:p>
      <text:p text:style-name="P8"><text:span text:style-name="T26">box-shadow</text:span>: <text:span text:style-name="T27">0</text:span> <text:span text:style-name="T27">8px</text:span> <text:span text:style-name="T27">16px</text:span> <text:span text:style-name="T18">rgba</text:span>(<text:span text:style-name="T27">0</text:span>, <text:span text:style-name="T27">0</text:span>, <text:span text:style-name="T27">0</text:span>, <text:span text:style-name="T27">0.2</text:span>);</text:p>
      <text:p text:style-name="P8">}</text:p>
      <text:p text:style-name="P13"/>
      <text:p text:style-name="P8"><text:span text:style-name="T32">.content</text:span> {</text:p>
      <text:p text:style-name="P8"><text:span text:style-name="T26">width</text:span>: <text:span text:style-name="T27">100%</text:span>;</text:p>
      <text:p text:style-name="P8"><text:span text:style-name="T26">max-width</text:span>: <text:span text:style-name="T27">800px</text:span>;</text:p>
      <text:p text:style-name="P8"><text:span text:style-name="T26">padding</text:span>: <text:span text:style-name="T27">20px</text:span>;</text:p>
      <text:p text:style-name="P8"><text:span text:style-name="T26">background-color</text:span>: <text:span text:style-name="T22">#fff</text:span>;</text:p>
      <text:p text:style-name="P8"><text:span text:style-name="T26">border-radius</text:span>: <text:span text:style-name="T27">8px</text:span>;</text:p>
      <text:p text:style-name="P8"><text:span text:style-name="T26">box-shadow</text:span>: <text:span text:style-name="T27">0</text:span> <text:span text:style-name="T27">4px</text:span> <text:span text:style-name="T27">8px</text:span> <text:span text:style-name="T18">rgba</text:span>(<text:span text:style-name="T27">0</text:span>, <text:span text:style-name="T27">0</text:span>, <text:span text:style-name="T27">0</text:span>, <text:span text:style-name="T27">0.1</text:span>);</text:p>
      <text:p text:style-name="P8">}</text:p>
      <text:p text:style-name="P13"/>
      <text:p text:style-name="P8"><text:span text:style-name="T32">form</text:span> {</text:p>
      <text:p text:style-name="P8"><text:span text:style-name="T26">display</text:span>: <text:span text:style-name="T22">flex</text:span>;</text:p>
      <text:p text:style-name="P8"><text:span text:style-name="T26">flex-direction</text:span>: <text:span text:style-name="T22">column</text:span>;</text:p>
      <text:p text:style-name="P8"><text:span text:style-name="T26">width</text:span>: <text:span text:style-name="T27">100%</text:span>;</text:p>
      <text:p text:style-name="P8"><text:span text:style-name="T26">max-width</text:span>: <text:span text:style-name="T27">400px</text:span>;</text:p>
      <text:p text:style-name="P8"><text:span text:style-name="T26">margin</text:span>: <text:span text:style-name="T27">0</text:span> <text:span text:style-name="T22">auto</text:span>;</text:p>
      <text:p text:style-name="P8">}</text:p>
      <text:p text:style-name="P13"/>
      <text:p text:style-name="P8"><text:span text:style-name="T32">label</text:span> {</text:p>
      <text:p text:style-name="P8"><text:span text:style-name="T26">margin-bottom</text:span>: <text:span text:style-name="T27">5px</text:span>;</text:p>
      <text:p text:style-name="P8"><text:span text:style-name="T26">font-weight</text:span>: <text:span text:style-name="T22">bold</text:span>;</text:p>
      <text:p text:style-name="P8">}</text:p>
      <text:p text:style-name="P13"/>
      <text:p text:style-name="P8"><text:span text:style-name="T32">input</text:span>, <text:span text:style-name="T32">select</text:span> {</text:p>
      <text:p text:style-name="P8"><text:span text:style-name="T26">padding</text:span>: <text:span text:style-name="T27">10px</text:span>;</text:p>
      <text:p text:style-name="P8"><text:span text:style-name="T26">margin-bottom</text:span>: <text:span text:style-name="T27">20px</text:span>; <text:span text:style-name="T29">/* Aumentar espaço entre os inputs */</text:span></text:p>
      <text:p text:style-name="P8"><text:span text:style-name="T26">border</text:span>: <text:span text:style-name="T27">1px</text:span> <text:span text:style-name="T22">solid</text:span> <text:span text:style-name="T22">#ccc</text:span>;</text:p>
      <text:p text:style-name="P8"><text:span text:style-name="T26">border-radius</text:span>: <text:span text:style-name="T27">4px</text:span>;</text:p>
      <text:p text:style-name="P8">}</text:p>
      <text:p text:style-name="P13"/>
      <text:p text:style-name="P8"><text:span text:style-name="T32">input</text:span>[<text:span text:style-name="T26">type</text:span><text:span text:style-name="T20">=</text:span><text:span text:style-name="T22">"checkbox"</text:span>] {</text:p>
      <text:p text:style-name="P8"><text:span text:style-name="T26">margin-left</text:span>: <text:span text:style-name="T27">10px</text:span>;</text:p>
      <text:p text:style-name="P8">}</text:p>
      <text:p text:style-name="P13"/>
      <text:p text:style-name="P8"><text:soft-page-break/><text:span text:style-name="T32">button</text:span> {</text:p>
      <text:p text:style-name="P8"><text:span text:style-name="T26">padding</text:span>: <text:span text:style-name="T27">10px</text:span> <text:span text:style-name="T27">15px</text:span>;</text:p>
      <text:p text:style-name="P8"><text:span text:style-name="T26">border</text:span>: <text:span text:style-name="T22">none</text:span>;</text:p>
      <text:p text:style-name="P8"><text:span text:style-name="T26">background-color</text:span>: <text:span text:style-name="T22">#28a745</text:span>;</text:p>
      <text:p text:style-name="P8"><text:span text:style-name="T26">color</text:span>: <text:span text:style-name="T22">white</text:span>;</text:p>
      <text:p text:style-name="P8"><text:span text:style-name="T26">font-size</text:span>: <text:span text:style-name="T27">16px</text:span>;</text:p>
      <text:p text:style-name="P8"><text:span text:style-name="T26">cursor</text:span>: <text:span text:style-name="T22">pointer</text:span>;</text:p>
      <text:p text:style-name="P8"><text:span text:style-name="T26">border-radius</text:span>: <text:span text:style-name="T27">4px</text:span>;</text:p>
      <text:p text:style-name="P8">}</text:p>
      <text:p text:style-name="P13"/>
      <text:p text:style-name="P8"><text:span text:style-name="T32">button:hover</text:span> {</text:p>
      <text:p text:style-name="P8"><text:span text:style-name="T26">background-color</text:span>: <text:span text:style-name="T22">#218838</text:span>;</text:p>
      <text:p text:style-name="P8">}</text:p>
      <text:p text:style-name="P13"/>
      <text:p text:style-name="P8"><text:span text:style-name="T32">.error</text:span> {</text:p>
      <text:p text:style-name="P8"><text:span text:style-name="T26">color</text:span>: <text:span text:style-name="T22">red</text:span>;</text:p>
      <text:p text:style-name="P8"><text:span text:style-name="T26">font-size</text:span>: <text:span text:style-name="T27">12px</text:span>;</text:p>
      <text:p text:style-name="P8"><text:span text:style-name="T26">margin-top</text:span>: <text:span text:style-name="T27">-10px</text:span>;</text:p>
      <text:p text:style-name="P8"><text:span text:style-name="T26">margin-bottom</text:span>: <text:span text:style-name="T27">10px</text:span>;</text:p>
      <text:p text:style-name="P8">}</text:p>
      <text:p text:style-name="P13"/>
      <text:p text:style-name="P11">/* Estilo da tabela */</text:p>
      <text:p text:style-name="P8"><text:span text:style-name="T32">table</text:span> {</text:p>
      <text:p text:style-name="P8"><text:span text:style-name="T26">width</text:span>: <text:span text:style-name="T27">100%</text:span>;</text:p>
      <text:p text:style-name="P8"><text:span text:style-name="T26">border-collapse</text:span>: <text:span text:style-name="T22">collapse</text:span>;</text:p>
      <text:p text:style-name="P8"><text:span text:style-name="T26">margin</text:span>: <text:span text:style-name="T27">20px</text:span> <text:span text:style-name="T27">0</text:span>;</text:p>
      <text:p text:style-name="P8"><text:span text:style-name="T26">box-shadow</text:span>: <text:span text:style-name="T27">0</text:span> <text:span text:style-name="T27">4px</text:span> <text:span text:style-name="T27">8px</text:span> <text:span text:style-name="T18">rgba</text:span>(<text:span text:style-name="T27">0</text:span>, <text:span text:style-name="T27">0</text:span>, <text:span text:style-name="T27">0</text:span>, <text:span text:style-name="T27">0.1</text:span>);</text:p>
      <text:p text:style-name="P8">}</text:p>
      <text:p text:style-name="P13"/>
      <text:p text:style-name="P8"><text:span text:style-name="T32">th</text:span>, <text:span text:style-name="T32">td</text:span> {</text:p>
      <text:p text:style-name="P8"><text:span text:style-name="T26">padding</text:span>: <text:span text:style-name="T27">15px</text:span>;</text:p>
      <text:p text:style-name="P8"><text:span text:style-name="T26">text-align</text:span>: <text:span text:style-name="T22">left</text:span>;</text:p>
      <text:p text:style-name="P8"><text:span text:style-name="T26">border-bottom</text:span>: <text:span text:style-name="T27">1px</text:span> <text:span text:style-name="T22">solid</text:span> <text:span text:style-name="T22">#ddd</text:span>;</text:p>
      <text:p text:style-name="P8">}</text:p>
      <text:p text:style-name="P13"/>
      <text:p text:style-name="P8"><text:span text:style-name="T32">th</text:span> {</text:p>
      <text:p text:style-name="P8"><text:span text:style-name="T26">background-color</text:span>: <text:span text:style-name="T22">#f2f2f2</text:span>;</text:p>
      <text:p text:style-name="P8"><text:span text:style-name="T26">font-weight</text:span>: <text:span text:style-name="T22">bold</text:span>;</text:p>
      <text:p text:style-name="P8">}</text:p>
      <text:p text:style-name="P13"/>
      <text:p text:style-name="P8"><text:span text:style-name="T32">tr:nth-child</text:span>(even) {</text:p>
      <text:p text:style-name="P8"><text:span text:style-name="T26">background-color</text:span>: <text:span text:style-name="T22">#f9f9f9</text:span>;</text:p>
      <text:p text:style-name="P8">}</text:p>
      <text:p text:style-name="P13"/>
      <text:p text:style-name="P8"><text:span text:style-name="T32">tr:hover</text:span> {</text:p>
      <text:p text:style-name="P8"><text:span text:style-name="T26">background-color</text:span>: <text:span text:style-name="T22">#f1f1f1</text:span>;</text:p>
      <text:p text:style-name="P8">}</text:p>
      <text:p text:style-name="P13"/>
      <text:p text:style-name="P11">/* Responsividade */</text:p>
      <text:p text:style-name="P8"><text:span text:style-name="T28">@media</text:span> (<text:span text:style-name="T26">max-width</text:span>: <text:span text:style-name="T27">600px</text:span>) {</text:p>
      <text:p text:style-name="P8"><text:span text:style-name="T32">.content</text:span>, <text:span text:style-name="T32">form</text:span> {</text:p>
      <text:p text:style-name="P8"><text:soft-page-break/><text:span text:style-name="T26">padding</text:span>: <text:span text:style-name="T27">10px</text:span>;</text:p>
      <text:p text:style-name="P8">}</text:p>
      <text:p text:style-name="P13"/>
      <text:p text:style-name="P8"><text:span text:style-name="T32">table</text:span>, <text:span text:style-name="T32">th</text:span>, <text:span text:style-name="T32">td</text:span> {</text:p>
      <text:p text:style-name="P8"><text:span text:style-name="T26">display</text:span>: <text:span text:style-name="T22">block</text:span>;</text:p>
      <text:p text:style-name="P8"><text:span text:style-name="T26">width</text:span>: <text:span text:style-name="T27">100%</text:span>;</text:p>
      <text:p text:style-name="P8">}</text:p>
      <text:p text:style-name="P13"/>
      <text:p text:style-name="P8"><text:span text:style-name="T32">th</text:span>, <text:span text:style-name="T32">td</text:span> {</text:p>
      <text:p text:style-name="P8"><text:span text:style-name="T26">padding</text:span>: <text:span text:style-name="T27">10px</text:span>;</text:p>
      <text:p text:style-name="P8"><text:span text:style-name="T26">text-align</text:span>: <text:span text:style-name="T22">right</text:span>;</text:p>
      <text:p text:style-name="P8">}</text:p>
      <text:p text:style-name="P13"/>
      <text:p text:style-name="P8"><text:span text:style-name="T32">th::before</text:span>, <text:span text:style-name="T32">td::before</text:span> {</text:p>
      <text:p text:style-name="P8"><text:span text:style-name="T26">float</text:span>: <text:span text:style-name="T22">left</text:span>;</text:p>
      <text:p text:style-name="P8"><text:span text:style-name="T26">font-weight</text:span>: <text:span text:style-name="T22">bold</text:span>;</text:p>
      <text:p text:style-name="P8">}</text:p>
      <text:p text:style-name="P13"/>
      <text:p text:style-name="P8"><text:span text:style-name="T32">tr</text:span> {</text:p>
      <text:p text:style-name="P8"><text:span text:style-name="T26">margin-bottom</text:span>: <text:span text:style-name="T27">10px</text:span>;</text:p>
      <text:p text:style-name="P8"><text:span text:style-name="T26">border</text:span>: <text:span text:style-name="T27">1px</text:span> <text:span text:style-name="T22">solid</text:span> <text:span text:style-name="T22">#ccc</text:span>;</text:p>
      <text:p text:style-name="P8"><text:span text:style-name="T26">border-radius</text:span>: <text:span text:style-name="T27">4px</text:span>;</text:p>
      <text:p text:style-name="P8">}</text:p>
      <text:p text:style-name="P13"/>
      <text:p text:style-name="P8"><text:span text:style-name="T32">tr:nth-child</text:span>(even) {</text:p>
      <text:p text:style-name="P8"><text:span text:style-name="T26">background-color</text:span>: <text:span text:style-name="T22">transparent</text:span>;</text:p>
      <text:p text:style-name="P8">}</text:p>
      <text:p text:style-name="P13"/>
      <text:p text:style-name="P8"><text:span text:style-name="T32">tr:hover</text:span> {</text:p>
      <text:p text:style-name="P8"><text:span text:style-name="T26">background-color</text:span>: <text:span text:style-name="T22">transparent</text:span>;</text:p>
      <text:p text:style-name="P8">}</text:p>
      <text:p text:style-name="P8">}</text:p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Consolas" svg:font-family="Consolas"/>
    <style:font-face style:name="DejaVu Sans" svg:font-family="'DejaVu Sans'" style:font-family-generic="system" style:font-pitch="variable"/>
    <style:font-face style:name="Droid Sans Mono" svg:font-family="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4T20:59:34.901435406</dc:date>
    <meta:editing-duration>PT2M53S</meta:editing-duration>
    <meta:editing-cycles>1</meta:editing-cycles>
    <meta:document-statistic meta:table-count="0" meta:image-count="0" meta:object-count="0" meta:page-count="11" meta:paragraph-count="438" meta:word-count="1347" meta:character-count="10733" meta:non-whitespace-character-count="9822"/>
    <meta:generator>LibreOffice/7.3.7.2$Linux_X86_64 LibreOffice_project/30$Build-2</meta:generator>
  </office:meta>
</office:document-meta>
</file>